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2">
      <style:map style:condition="cell-content-is-between(0.8,1.2)" style:apply-style-name="Good" style:base-cell-address="Sheet1.C1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2" table:default-cell-style-name="ce2"/>
        <table:table-row table:style-name="ro1">
          <table:table-cell/>
          <table:table-cell table:style-name="Default"/>
          <table:table-cell table:style-name="Default" office:value-type="string" calcext:value-type="string">
            <text:p>Current</text:p>
          </table:table-cell>
          <table:table-cell table:style-name="Default" office:value-type="string" calcext:value-type="string">
            <text:p>Voltage</text:p>
          </table:table-cell>
          <table:table-cell table:style-name="Default" office:value-type="string" calcext:value-type="string">
            <text:p>Resistance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LED Min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Default" office:value-type="float" office:value="2.7" calcext:value-type="float">
            <text:p>2.7</text:p>
          </table:table-cell>
          <table:table-cell table:style-name="Default" table:formula="of:=[.D2]/[.C2]" office:value-type="float" office:value="21.6" calcext:value-type="float">
            <text:p>21.6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LED Max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table:formula="of:=[.D3]/[.C3]" office:value-type="float" office:value="2.56" calcext:value-type="float">
            <text:p>2.56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Delta</text:p>
          </table:table-cell>
          <table:table-cell table:style-name="Default" table:formula="of:=[.C3]-[.C2]" office:value-type="float" office:value="1.125" calcext:value-type="float">
            <text:p>1.125</text:p>
          </table:table-cell>
          <table:table-cell table:style-name="Default" table:formula="of:=[.D3]-[.D2]" office:value-type="float" office:value="0.5" calcext:value-type="float">
            <text:p>0.5</text:p>
          </table:table-cell>
          <table:table-cell table:style-name="Default" table:number-columns-repeated="10"/>
        </table:table-row>
        <table:table-row table:style-name="ro1" table:number-rows-repeated="3">
          <table:table-cell/>
          <table:table-cell table:style-name="Default" table:number-columns-repeated="13"/>
        </table:table-row>
        <table:table-row table:style-name="ro1">
          <table:table-cell/>
          <table:table-cell table:style-name="Default" table:number-columns-repeated="5"/>
          <table:table-cell table:style-name="Default" office:value-type="string" calcext:value-type="string">
            <text:p>Volts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.9" calcext:value-type="float">
            <text:p>3.9</text:p>
          </table:table-cell>
          <table:table-cell table:style-name="Default" office:value-type="float" office:value="3.8" calcext:value-type="float">
            <text:p>3.8</text:p>
          </table:table-cell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3.59999999999999" calcext:value-type="float">
            <text:p>3.59999999999999</text:p>
          </table:table-cell>
          <table:table-cell table:style-name="Default" office:value-type="float" office:value="3.49999999999999" calcext:value-type="float">
            <text:p>3.49999999999999</text:p>
          </table:table-cell>
          <table:table-cell table:style-name="Default" office:value-type="float" office:value="3.39999999999999" calcext:value-type="float">
            <text:p>3.39999999999999</text:p>
          </table:table-cell>
          <table:table-cell table:style-name="Default" office:value-type="float" office:value="3.29999999999999" calcext:value-type="float">
            <text:p>3.29999999999999</text:p>
          </table:table-cell>
          <table:table-cell table:style-name="Default" office:value-type="float" office:value="3.19999999999999" calcext:value-type="float">
            <text:p>3.19999999999999</text:p>
          </table:table-cell>
          <table:table-cell table:style-name="Default" office:value-type="float" office:value="3.09999999999999" calcext:value-type="float">
            <text:p>3.09999999999999</text:p>
          </table:table-cell>
        </table:table-row>
        <table:table-row table:style-name="ro1">
          <table:table-cell/>
          <table:table-cell office:value-type="float" office:value="0.1" calcext:value-type="float">
            <text:p>100.0E-03</text:p>
          </table:table-cell>
          <table:table-cell table:formula="of:=([.C$9]-LED_V_MIN+(LED_I_MIN*LED_V_DELTA)/LED_I_DELTA)/([.$B10]+(LED_V_DELTA/LED_I_DELTA))" office:value-type="float" office:value="2.85714285714286" calcext:value-type="float">
            <text:p>2.86</text:p>
          </table:table-cell>
          <table:table-cell table:formula="of:=([.D$9]-LED_V_MIN+(LED_I_MIN*LED_V_DELTA)/LED_I_DELTA)/([.$B10]+(LED_V_DELTA/LED_I_DELTA))" office:value-type="float" office:value="2.6734693877551" calcext:value-type="float">
            <text:p>2.67</text:p>
          </table:table-cell>
          <table:table-cell table:formula="of:=([.E$9]-LED_V_MIN+(LED_I_MIN*LED_V_DELTA)/LED_I_DELTA)/([.$B10]+(LED_V_DELTA/LED_I_DELTA))" office:value-type="float" office:value="2.48979591836735" calcext:value-type="float">
            <text:p>2.49</text:p>
          </table:table-cell>
          <table:table-cell table:formula="of:=([.F$9]-LED_V_MIN+(LED_I_MIN*LED_V_DELTA)/LED_I_DELTA)/([.$B10]+(LED_V_DELTA/LED_I_DELTA))" office:value-type="float" office:value="2.30612244897959" calcext:value-type="float">
            <text:p>2.31</text:p>
          </table:table-cell>
          <table:table-cell table:formula="of:=([.G$9]-LED_V_MIN+(LED_I_MIN*LED_V_DELTA)/LED_I_DELTA)/([.$B10]+(LED_V_DELTA/LED_I_DELTA))" office:value-type="float" office:value="2.12244897959184" calcext:value-type="float">
            <text:p>2.12</text:p>
          </table:table-cell>
          <table:table-cell table:formula="of:=([.H$9]-LED_V_MIN+(LED_I_MIN*LED_V_DELTA)/LED_I_DELTA)/([.$B10]+(LED_V_DELTA/LED_I_DELTA))" office:value-type="float" office:value="1.93877551020408" calcext:value-type="float">
            <text:p>1.94</text:p>
          </table:table-cell>
          <table:table-cell table:formula="of:=([.I$9]-LED_V_MIN+(LED_I_MIN*LED_V_DELTA)/LED_I_DELTA)/([.$B10]+(LED_V_DELTA/LED_I_DELTA))" office:value-type="float" office:value="1.75510204081631" calcext:value-type="float">
            <text:p>1.76</text:p>
          </table:table-cell>
          <table:table-cell table:formula="of:=([.J$9]-LED_V_MIN+(LED_I_MIN*LED_V_DELTA)/LED_I_DELTA)/([.$B10]+(LED_V_DELTA/LED_I_DELTA))" office:value-type="float" office:value="1.57142857142855" calcext:value-type="float">
            <text:p>1.57</text:p>
          </table:table-cell>
          <table:table-cell table:formula="of:=([.K$9]-LED_V_MIN+(LED_I_MIN*LED_V_DELTA)/LED_I_DELTA)/([.$B10]+(LED_V_DELTA/LED_I_DELTA))" office:value-type="float" office:value="1.3877551020408" calcext:value-type="float">
            <text:p>1.39</text:p>
          </table:table-cell>
          <table:table-cell table:formula="of:=([.L$9]-LED_V_MIN+(LED_I_MIN*LED_V_DELTA)/LED_I_DELTA)/([.$B10]+(LED_V_DELTA/LED_I_DELTA))" office:value-type="float" office:value="1.20408163265304" calcext:value-type="float">
            <text:p>1.20</text:p>
          </table:table-cell>
          <table:table-cell table:formula="of:=([.M$9]-LED_V_MIN+(LED_I_MIN*LED_V_DELTA)/LED_I_DELTA)/([.$B10]+(LED_V_DELTA/LED_I_DELTA))" office:value-type="float" office:value="1.02040816326529" calcext:value-type="float">
            <text:p>1.02</text:p>
          </table:table-cell>
          <table:table-cell table:formula="of:=([.N$9]-LED_V_MIN+(LED_I_MIN*LED_V_DELTA)/LED_I_DELTA)/([.$B10]+(LED_V_DELTA/LED_I_DELTA))" office:value-type="float" office:value="0.836734693877532" calcext:value-type="float">
            <text:p>0.84</text:p>
          </table:table-cell>
        </table:table-row>
        <table:table-row table:style-name="ro1">
          <table:table-cell/>
          <table:table-cell office:value-type="float" office:value="0.15" calcext:value-type="float">
            <text:p>150.0E-03</text:p>
          </table:table-cell>
          <table:table-cell table:formula="of:=([.C$9]-LED_V_MIN+(LED_I_MIN*LED_V_DELTA)/LED_I_DELTA)/([.$B11]+(LED_V_DELTA/LED_I_DELTA))" office:value-type="float" office:value="2.61682242990654" calcext:value-type="float">
            <text:p>2.62</text:p>
          </table:table-cell>
          <table:table-cell table:formula="of:=([.D$9]-LED_V_MIN+(LED_I_MIN*LED_V_DELTA)/LED_I_DELTA)/([.$B11]+(LED_V_DELTA/LED_I_DELTA))" office:value-type="float" office:value="2.44859813084112" calcext:value-type="float">
            <text:p>2.45</text:p>
          </table:table-cell>
          <table:table-cell table:formula="of:=([.E$9]-LED_V_MIN+(LED_I_MIN*LED_V_DELTA)/LED_I_DELTA)/([.$B11]+(LED_V_DELTA/LED_I_DELTA))" office:value-type="float" office:value="2.2803738317757" calcext:value-type="float">
            <text:p>2.28</text:p>
          </table:table-cell>
          <table:table-cell table:formula="of:=([.F$9]-LED_V_MIN+(LED_I_MIN*LED_V_DELTA)/LED_I_DELTA)/([.$B11]+(LED_V_DELTA/LED_I_DELTA))" office:value-type="float" office:value="2.11214953271028" calcext:value-type="float">
            <text:p>2.11</text:p>
          </table:table-cell>
          <table:table-cell table:formula="of:=([.G$9]-LED_V_MIN+(LED_I_MIN*LED_V_DELTA)/LED_I_DELTA)/([.$B11]+(LED_V_DELTA/LED_I_DELTA))" office:value-type="float" office:value="1.94392523364486" calcext:value-type="float">
            <text:p>1.94</text:p>
          </table:table-cell>
          <table:table-cell table:formula="of:=([.H$9]-LED_V_MIN+(LED_I_MIN*LED_V_DELTA)/LED_I_DELTA)/([.$B11]+(LED_V_DELTA/LED_I_DELTA))" office:value-type="float" office:value="1.77570093457944" calcext:value-type="float">
            <text:p>1.78</text:p>
          </table:table-cell>
          <table:table-cell table:formula="of:=([.I$9]-LED_V_MIN+(LED_I_MIN*LED_V_DELTA)/LED_I_DELTA)/([.$B11]+(LED_V_DELTA/LED_I_DELTA))" office:value-type="float" office:value="1.607476635514" calcext:value-type="float">
            <text:p>1.61</text:p>
          </table:table-cell>
          <table:table-cell table:formula="of:=([.J$9]-LED_V_MIN+(LED_I_MIN*LED_V_DELTA)/LED_I_DELTA)/([.$B11]+(LED_V_DELTA/LED_I_DELTA))" office:value-type="float" office:value="1.43925233644858" calcext:value-type="float">
            <text:p>1.44</text:p>
          </table:table-cell>
          <table:table-cell table:formula="of:=([.K$9]-LED_V_MIN+(LED_I_MIN*LED_V_DELTA)/LED_I_DELTA)/([.$B11]+(LED_V_DELTA/LED_I_DELTA))" office:value-type="float" office:value="1.27102803738316" calcext:value-type="float">
            <text:p>1.27</text:p>
          </table:table-cell>
          <table:table-cell table:formula="of:=([.L$9]-LED_V_MIN+(LED_I_MIN*LED_V_DELTA)/LED_I_DELTA)/([.$B11]+(LED_V_DELTA/LED_I_DELTA))" office:value-type="float" office:value="1.10280373831774" calcext:value-type="float">
            <text:p>1.10</text:p>
          </table:table-cell>
          <table:table-cell table:formula="of:=([.M$9]-LED_V_MIN+(LED_I_MIN*LED_V_DELTA)/LED_I_DELTA)/([.$B11]+(LED_V_DELTA/LED_I_DELTA))" office:value-type="float" office:value="0.934579439252319" calcext:value-type="float">
            <text:p>0.93</text:p>
          </table:table-cell>
          <table:table-cell table:formula="of:=([.N$9]-LED_V_MIN+(LED_I_MIN*LED_V_DELTA)/LED_I_DELTA)/([.$B11]+(LED_V_DELTA/LED_I_DELTA))" office:value-type="float" office:value="0.766355140186899" calcext:value-type="float">
            <text:p>0.77</text:p>
          </table:table-cell>
        </table:table-row>
        <table:table-row table:style-name="ro1">
          <table:table-cell/>
          <table:table-cell office:value-type="float" office:value="0.22" calcext:value-type="float">
            <text:p>220.0E-03</text:p>
          </table:table-cell>
          <table:table-cell table:formula="of:=([.C$9]-LED_V_MIN+(LED_I_MIN*LED_V_DELTA)/LED_I_DELTA)/([.$B12]+(LED_V_DELTA/LED_I_DELTA))" office:value-type="float" office:value="2.34113712374582" calcext:value-type="float">
            <text:p>2.34</text:p>
          </table:table-cell>
          <table:table-cell table:formula="of:=([.D$9]-LED_V_MIN+(LED_I_MIN*LED_V_DELTA)/LED_I_DELTA)/([.$B12]+(LED_V_DELTA/LED_I_DELTA))" office:value-type="float" office:value="2.19063545150502" calcext:value-type="float">
            <text:p>2.19</text:p>
          </table:table-cell>
          <table:table-cell table:formula="of:=([.E$9]-LED_V_MIN+(LED_I_MIN*LED_V_DELTA)/LED_I_DELTA)/([.$B12]+(LED_V_DELTA/LED_I_DELTA))" office:value-type="float" office:value="2.04013377926421" calcext:value-type="float">
            <text:p>2.04</text:p>
          </table:table-cell>
          <table:table-cell table:formula="of:=([.F$9]-LED_V_MIN+(LED_I_MIN*LED_V_DELTA)/LED_I_DELTA)/([.$B12]+(LED_V_DELTA/LED_I_DELTA))" office:value-type="float" office:value="1.88963210702341" calcext:value-type="float">
            <text:p>1.89</text:p>
          </table:table-cell>
          <table:table-cell table:formula="of:=([.G$9]-LED_V_MIN+(LED_I_MIN*LED_V_DELTA)/LED_I_DELTA)/([.$B12]+(LED_V_DELTA/LED_I_DELTA))" office:value-type="float" office:value="1.73913043478261" calcext:value-type="float">
            <text:p>1.74</text:p>
          </table:table-cell>
          <table:table-cell table:formula="of:=([.H$9]-LED_V_MIN+(LED_I_MIN*LED_V_DELTA)/LED_I_DELTA)/([.$B12]+(LED_V_DELTA/LED_I_DELTA))" office:value-type="float" office:value="1.58862876254181" calcext:value-type="float">
            <text:p>1.59</text:p>
          </table:table-cell>
          <table:table-cell table:formula="of:=([.I$9]-LED_V_MIN+(LED_I_MIN*LED_V_DELTA)/LED_I_DELTA)/([.$B12]+(LED_V_DELTA/LED_I_DELTA))" office:value-type="float" office:value="1.43812709030099" calcext:value-type="float">
            <text:p>1.44</text:p>
          </table:table-cell>
          <table:table-cell table:formula="of:=([.J$9]-LED_V_MIN+(LED_I_MIN*LED_V_DELTA)/LED_I_DELTA)/([.$B12]+(LED_V_DELTA/LED_I_DELTA))" office:value-type="float" office:value="1.28762541806019" calcext:value-type="float">
            <text:p>1.29</text:p>
          </table:table-cell>
          <table:table-cell table:formula="of:=([.K$9]-LED_V_MIN+(LED_I_MIN*LED_V_DELTA)/LED_I_DELTA)/([.$B12]+(LED_V_DELTA/LED_I_DELTA))" office:value-type="float" office:value="1.13712374581938" calcext:value-type="float">
            <text:p>1.14</text:p>
          </table:table-cell>
          <table:table-cell table:formula="of:=([.L$9]-LED_V_MIN+(LED_I_MIN*LED_V_DELTA)/LED_I_DELTA)/([.$B12]+(LED_V_DELTA/LED_I_DELTA))" office:value-type="float" office:value="0.98662207357858" calcext:value-type="float">
            <text:p>0.99</text:p>
          </table:table-cell>
          <table:table-cell table:formula="of:=([.M$9]-LED_V_MIN+(LED_I_MIN*LED_V_DELTA)/LED_I_DELTA)/([.$B12]+(LED_V_DELTA/LED_I_DELTA))" office:value-type="float" office:value="0.836120401337777" calcext:value-type="float">
            <text:p>0.84</text:p>
          </table:table-cell>
          <table:table-cell table:formula="of:=([.N$9]-LED_V_MIN+(LED_I_MIN*LED_V_DELTA)/LED_I_DELTA)/([.$B12]+(LED_V_DELTA/LED_I_DELTA))" office:value-type="float" office:value="0.685618729096975" calcext:value-type="float">
            <text:p>0.69</text:p>
          </table:table-cell>
        </table:table-row>
        <table:table-row table:style-name="ro1">
          <table:table-cell/>
          <table:table-cell office:value-type="float" office:value="0.33" calcext:value-type="float">
            <text:p>330.0E-03</text:p>
          </table:table-cell>
          <table:table-cell table:formula="of:=([.C$9]-LED_V_MIN+(LED_I_MIN*LED_V_DELTA)/LED_I_DELTA)/([.$B13]+(LED_V_DELTA/LED_I_DELTA))" office:value-type="float" office:value="2.00860832137733" calcext:value-type="float">
            <text:p>2.01</text:p>
          </table:table-cell>
          <table:table-cell table:formula="of:=([.D$9]-LED_V_MIN+(LED_I_MIN*LED_V_DELTA)/LED_I_DELTA)/([.$B13]+(LED_V_DELTA/LED_I_DELTA))" office:value-type="float" office:value="1.87948350071736" calcext:value-type="float">
            <text:p>1.88</text:p>
          </table:table-cell>
          <table:table-cell table:formula="of:=([.E$9]-LED_V_MIN+(LED_I_MIN*LED_V_DELTA)/LED_I_DELTA)/([.$B13]+(LED_V_DELTA/LED_I_DELTA))" office:value-type="float" office:value="1.75035868005739" calcext:value-type="float">
            <text:p>1.75</text:p>
          </table:table-cell>
          <table:table-cell table:formula="of:=([.F$9]-LED_V_MIN+(LED_I_MIN*LED_V_DELTA)/LED_I_DELTA)/([.$B13]+(LED_V_DELTA/LED_I_DELTA))" office:value-type="float" office:value="1.62123385939742" calcext:value-type="float">
            <text:p>1.62</text:p>
          </table:table-cell>
          <table:table-cell table:formula="of:=([.G$9]-LED_V_MIN+(LED_I_MIN*LED_V_DELTA)/LED_I_DELTA)/([.$B13]+(LED_V_DELTA/LED_I_DELTA))" office:value-type="float" office:value="1.49210903873745" calcext:value-type="float">
            <text:p>1.49</text:p>
          </table:table-cell>
          <table:table-cell table:formula="of:=([.H$9]-LED_V_MIN+(LED_I_MIN*LED_V_DELTA)/LED_I_DELTA)/([.$B13]+(LED_V_DELTA/LED_I_DELTA))" office:value-type="float" office:value="1.36298421807748" calcext:value-type="float">
            <text:p>1.36</text:p>
          </table:table-cell>
          <table:table-cell table:formula="of:=([.I$9]-LED_V_MIN+(LED_I_MIN*LED_V_DELTA)/LED_I_DELTA)/([.$B13]+(LED_V_DELTA/LED_I_DELTA))" office:value-type="float" office:value="1.23385939741749" calcext:value-type="float">
            <text:p>1.23</text:p>
          </table:table-cell>
          <table:table-cell table:formula="of:=([.J$9]-LED_V_MIN+(LED_I_MIN*LED_V_DELTA)/LED_I_DELTA)/([.$B13]+(LED_V_DELTA/LED_I_DELTA))" office:value-type="float" office:value="1.10473457675752" calcext:value-type="float">
            <text:p>1.10</text:p>
          </table:table-cell>
          <table:table-cell table:formula="of:=([.K$9]-LED_V_MIN+(LED_I_MIN*LED_V_DELTA)/LED_I_DELTA)/([.$B13]+(LED_V_DELTA/LED_I_DELTA))" office:value-type="float" office:value="0.975609756097548" calcext:value-type="float">
            <text:p>0.98</text:p>
          </table:table-cell>
          <table:table-cell table:formula="of:=([.L$9]-LED_V_MIN+(LED_I_MIN*LED_V_DELTA)/LED_I_DELTA)/([.$B13]+(LED_V_DELTA/LED_I_DELTA))" office:value-type="float" office:value="0.846484935437577" calcext:value-type="float">
            <text:p>0.85</text:p>
          </table:table-cell>
          <table:table-cell table:formula="of:=([.M$9]-LED_V_MIN+(LED_I_MIN*LED_V_DELTA)/LED_I_DELTA)/([.$B13]+(LED_V_DELTA/LED_I_DELTA))" office:value-type="float" office:value="0.717360114777605" calcext:value-type="float">
            <text:p>0.72</text:p>
          </table:table-cell>
          <table:table-cell table:formula="of:=([.N$9]-LED_V_MIN+(LED_I_MIN*LED_V_DELTA)/LED_I_DELTA)/([.$B13]+(LED_V_DELTA/LED_I_DELTA))" office:value-type="float" office:value="0.588235294117634" calcext:value-type="float">
            <text:p>0.59</text:p>
          </table:table-cell>
        </table:table-row>
        <table:table-row table:style-name="ro1">
          <table:table-cell/>
          <table:table-cell office:value-type="float" office:value="0.47" calcext:value-type="float">
            <text:p>470.0E-03</text:p>
          </table:table-cell>
          <table:table-cell table:formula="of:=([.C$9]-LED_V_MIN+(LED_I_MIN*LED_V_DELTA)/LED_I_DELTA)/([.$B14]+(LED_V_DELTA/LED_I_DELTA))" office:value-type="float" office:value="1.70109356014581" calcext:value-type="float">
            <text:p>1.70</text:p>
          </table:table-cell>
          <table:table-cell table:formula="of:=([.D$9]-LED_V_MIN+(LED_I_MIN*LED_V_DELTA)/LED_I_DELTA)/([.$B14]+(LED_V_DELTA/LED_I_DELTA))" office:value-type="float" office:value="1.59173754556501" calcext:value-type="float">
            <text:p>1.59</text:p>
          </table:table-cell>
          <table:table-cell table:formula="of:=([.E$9]-LED_V_MIN+(LED_I_MIN*LED_V_DELTA)/LED_I_DELTA)/([.$B14]+(LED_V_DELTA/LED_I_DELTA))" office:value-type="float" office:value="1.4823815309842" calcext:value-type="float">
            <text:p>1.48</text:p>
          </table:table-cell>
          <table:table-cell table:formula="of:=([.F$9]-LED_V_MIN+(LED_I_MIN*LED_V_DELTA)/LED_I_DELTA)/([.$B14]+(LED_V_DELTA/LED_I_DELTA))" office:value-type="float" office:value="1.3730255164034" calcext:value-type="float">
            <text:p>1.37</text:p>
          </table:table-cell>
          <table:table-cell table:formula="of:=([.G$9]-LED_V_MIN+(LED_I_MIN*LED_V_DELTA)/LED_I_DELTA)/([.$B14]+(LED_V_DELTA/LED_I_DELTA))" office:value-type="float" office:value="1.2636695018226" calcext:value-type="float">
            <text:p>1.26</text:p>
          </table:table-cell>
          <table:table-cell table:formula="of:=([.H$9]-LED_V_MIN+(LED_I_MIN*LED_V_DELTA)/LED_I_DELTA)/([.$B14]+(LED_V_DELTA/LED_I_DELTA))" office:value-type="float" office:value="1.1543134872418" calcext:value-type="float">
            <text:p>1.15</text:p>
          </table:table-cell>
          <table:table-cell table:formula="of:=([.I$9]-LED_V_MIN+(LED_I_MIN*LED_V_DELTA)/LED_I_DELTA)/([.$B14]+(LED_V_DELTA/LED_I_DELTA))" office:value-type="float" office:value="1.04495747266099" calcext:value-type="float">
            <text:p>1.04</text:p>
          </table:table-cell>
          <table:table-cell table:formula="of:=([.J$9]-LED_V_MIN+(LED_I_MIN*LED_V_DELTA)/LED_I_DELTA)/([.$B14]+(LED_V_DELTA/LED_I_DELTA))" office:value-type="float" office:value="0.935601458080183" calcext:value-type="float">
            <text:p>0.94</text:p>
          </table:table-cell>
          <table:table-cell table:formula="of:=([.K$9]-LED_V_MIN+(LED_I_MIN*LED_V_DELTA)/LED_I_DELTA)/([.$B14]+(LED_V_DELTA/LED_I_DELTA))" office:value-type="float" office:value="0.826245443499382" calcext:value-type="float">
            <text:p>0.83</text:p>
          </table:table-cell>
          <table:table-cell table:formula="of:=([.L$9]-LED_V_MIN+(LED_I_MIN*LED_V_DELTA)/LED_I_DELTA)/([.$B14]+(LED_V_DELTA/LED_I_DELTA))" office:value-type="float" office:value="0.71688942891858" calcext:value-type="float">
            <text:p>0.72</text:p>
          </table:table-cell>
          <table:table-cell table:formula="of:=([.M$9]-LED_V_MIN+(LED_I_MIN*LED_V_DELTA)/LED_I_DELTA)/([.$B14]+(LED_V_DELTA/LED_I_DELTA))" office:value-type="float" office:value="0.607533414337778" calcext:value-type="float">
            <text:p>0.61</text:p>
          </table:table-cell>
          <table:table-cell table:formula="of:=([.N$9]-LED_V_MIN+(LED_I_MIN*LED_V_DELTA)/LED_I_DELTA)/([.$B14]+(LED_V_DELTA/LED_I_DELTA))" office:value-type="float" office:value="0.498177399756975" calcext:value-type="float">
            <text:p>0.50</text:p>
          </table:table-cell>
        </table:table-row>
        <table:table-row table:style-name="ro1">
          <table:table-cell office:value-type="string" calcext:value-type="string">
            <text:p>Ohms</text:p>
          </table:table-cell>
          <table:table-cell office:value-type="float" office:value="0.68" calcext:value-type="float">
            <text:p>680.0E-03</text:p>
          </table:table-cell>
          <table:table-cell table:formula="of:=([.C$9]-LED_V_MIN+(LED_I_MIN*LED_V_DELTA)/LED_I_DELTA)/([.$B15]+(LED_V_DELTA/LED_I_DELTA))" office:value-type="float" office:value="1.38339920948617" calcext:value-type="float">
            <text:p>1.38</text:p>
          </table:table-cell>
          <table:table-cell table:formula="of:=([.D$9]-LED_V_MIN+(LED_I_MIN*LED_V_DELTA)/LED_I_DELTA)/([.$B15]+(LED_V_DELTA/LED_I_DELTA))" office:value-type="float" office:value="1.29446640316206" calcext:value-type="float">
            <text:p>1.29</text:p>
          </table:table-cell>
          <table:table-cell table:formula="of:=([.E$9]-LED_V_MIN+(LED_I_MIN*LED_V_DELTA)/LED_I_DELTA)/([.$B15]+(LED_V_DELTA/LED_I_DELTA))" office:value-type="float" office:value="1.20553359683794" calcext:value-type="float">
            <text:p>1.21</text:p>
          </table:table-cell>
          <table:table-cell table:formula="of:=([.F$9]-LED_V_MIN+(LED_I_MIN*LED_V_DELTA)/LED_I_DELTA)/([.$B15]+(LED_V_DELTA/LED_I_DELTA))" office:value-type="float" office:value="1.11660079051383" calcext:value-type="float">
            <text:p>1.12</text:p>
          </table:table-cell>
          <table:table-cell table:formula="of:=([.G$9]-LED_V_MIN+(LED_I_MIN*LED_V_DELTA)/LED_I_DELTA)/([.$B15]+(LED_V_DELTA/LED_I_DELTA))" office:value-type="float" office:value="1.02766798418972" calcext:value-type="float">
            <text:p>1.03</text:p>
          </table:table-cell>
          <table:table-cell table:formula="of:=([.H$9]-LED_V_MIN+(LED_I_MIN*LED_V_DELTA)/LED_I_DELTA)/([.$B15]+(LED_V_DELTA/LED_I_DELTA))" office:value-type="float" office:value="0.938735177865613" calcext:value-type="float">
            <text:p>0.94</text:p>
          </table:table-cell>
          <table:table-cell table:formula="of:=([.I$9]-LED_V_MIN+(LED_I_MIN*LED_V_DELTA)/LED_I_DELTA)/([.$B15]+(LED_V_DELTA/LED_I_DELTA))" office:value-type="float" office:value="0.849802371541493" calcext:value-type="float">
            <text:p>0.85</text:p>
          </table:table-cell>
          <table:table-cell table:formula="of:=([.J$9]-LED_V_MIN+(LED_I_MIN*LED_V_DELTA)/LED_I_DELTA)/([.$B15]+(LED_V_DELTA/LED_I_DELTA))" office:value-type="float" office:value="0.760869565217382" calcext:value-type="float">
            <text:p>0.76</text:p>
          </table:table-cell>
          <table:table-cell table:formula="of:=([.K$9]-LED_V_MIN+(LED_I_MIN*LED_V_DELTA)/LED_I_DELTA)/([.$B15]+(LED_V_DELTA/LED_I_DELTA))" office:value-type="float" office:value="0.671936758893272" calcext:value-type="float">
            <text:p>0.67</text:p>
          </table:table-cell>
          <table:table-cell table:formula="of:=([.L$9]-LED_V_MIN+(LED_I_MIN*LED_V_DELTA)/LED_I_DELTA)/([.$B15]+(LED_V_DELTA/LED_I_DELTA))" office:value-type="float" office:value="0.583003952569161" calcext:value-type="float">
            <text:p>0.58</text:p>
          </table:table-cell>
          <table:table-cell table:formula="of:=([.M$9]-LED_V_MIN+(LED_I_MIN*LED_V_DELTA)/LED_I_DELTA)/([.$B15]+(LED_V_DELTA/LED_I_DELTA))" office:value-type="float" office:value="0.49407114624505" calcext:value-type="float">
            <text:p>0.49</text:p>
          </table:table-cell>
          <table:table-cell table:formula="of:=([.N$9]-LED_V_MIN+(LED_I_MIN*LED_V_DELTA)/LED_I_DELTA)/([.$B15]+(LED_V_DELTA/LED_I_DELTA))" office:value-type="float" office:value="0.40513833992094" calcext:value-type="float">
            <text:p>0.41</text:p>
          </table:table-cell>
        </table:table-row>
        <table:table-row table:style-name="ro1">
          <table:table-cell/>
          <table:table-cell office:value-type="float" office:value="0.82" calcext:value-type="float">
            <text:p>820.0E-03</text:p>
          </table:table-cell>
          <table:table-cell table:formula="of:=([.C$9]-LED_V_MIN+(LED_I_MIN*LED_V_DELTA)/LED_I_DELTA)/([.$B16]+(LED_V_DELTA/LED_I_DELTA))" office:value-type="float" office:value="1.23022847100176" calcext:value-type="float">
            <text:p>1.23</text:p>
          </table:table-cell>
          <table:table-cell table:formula="of:=([.D$9]-LED_V_MIN+(LED_I_MIN*LED_V_DELTA)/LED_I_DELTA)/([.$B16]+(LED_V_DELTA/LED_I_DELTA))" office:value-type="float" office:value="1.15114235500879" calcext:value-type="float">
            <text:p>1.15</text:p>
          </table:table-cell>
          <table:table-cell table:formula="of:=([.E$9]-LED_V_MIN+(LED_I_MIN*LED_V_DELTA)/LED_I_DELTA)/([.$B16]+(LED_V_DELTA/LED_I_DELTA))" office:value-type="float" office:value="1.07205623901582" calcext:value-type="float">
            <text:p>1.07</text:p>
          </table:table-cell>
          <table:table-cell table:formula="of:=([.F$9]-LED_V_MIN+(LED_I_MIN*LED_V_DELTA)/LED_I_DELTA)/([.$B16]+(LED_V_DELTA/LED_I_DELTA))" office:value-type="float" office:value="0.992970123022847" calcext:value-type="float">
            <text:p>0.99</text:p>
          </table:table-cell>
          <table:table-cell table:formula="of:=([.G$9]-LED_V_MIN+(LED_I_MIN*LED_V_DELTA)/LED_I_DELTA)/([.$B16]+(LED_V_DELTA/LED_I_DELTA))" office:value-type="float" office:value="0.913884007029877" calcext:value-type="float">
            <text:p>0.91</text:p>
          </table:table-cell>
          <table:table-cell table:formula="of:=([.H$9]-LED_V_MIN+(LED_I_MIN*LED_V_DELTA)/LED_I_DELTA)/([.$B16]+(LED_V_DELTA/LED_I_DELTA))" office:value-type="float" office:value="0.834797891036907" calcext:value-type="float">
            <text:p>0.83</text:p>
          </table:table-cell>
          <table:table-cell table:formula="of:=([.I$9]-LED_V_MIN+(LED_I_MIN*LED_V_DELTA)/LED_I_DELTA)/([.$B16]+(LED_V_DELTA/LED_I_DELTA))" office:value-type="float" office:value="0.755711775043929" calcext:value-type="float">
            <text:p>0.76</text:p>
          </table:table-cell>
          <table:table-cell table:formula="of:=([.J$9]-LED_V_MIN+(LED_I_MIN*LED_V_DELTA)/LED_I_DELTA)/([.$B16]+(LED_V_DELTA/LED_I_DELTA))" office:value-type="float" office:value="0.676625659050958" calcext:value-type="float">
            <text:p>0.68</text:p>
          </table:table-cell>
          <table:table-cell table:formula="of:=([.K$9]-LED_V_MIN+(LED_I_MIN*LED_V_DELTA)/LED_I_DELTA)/([.$B16]+(LED_V_DELTA/LED_I_DELTA))" office:value-type="float" office:value="0.597539543057989" calcext:value-type="float">
            <text:p>0.60</text:p>
          </table:table-cell>
          <table:table-cell table:formula="of:=([.L$9]-LED_V_MIN+(LED_I_MIN*LED_V_DELTA)/LED_I_DELTA)/([.$B16]+(LED_V_DELTA/LED_I_DELTA))" office:value-type="float" office:value="0.518453427065018" calcext:value-type="float">
            <text:p>0.52</text:p>
          </table:table-cell>
          <table:table-cell table:formula="of:=([.M$9]-LED_V_MIN+(LED_I_MIN*LED_V_DELTA)/LED_I_DELTA)/([.$B16]+(LED_V_DELTA/LED_I_DELTA))" office:value-type="float" office:value="0.439367311072048" calcext:value-type="float">
            <text:p>0.44</text:p>
          </table:table-cell>
          <table:table-cell table:formula="of:=([.N$9]-LED_V_MIN+(LED_I_MIN*LED_V_DELTA)/LED_I_DELTA)/([.$B16]+(LED_V_DELTA/LED_I_DELTA))" office:value-type="float" office:value="0.360281195079078" calcext:value-type="float">
            <text:p>0.36</text:p>
          </table:table-cell>
        </table:table-row>
        <table:table-row table:style-name="ro1">
          <table:table-cell/>
          <table:table-cell office:value-type="float" office:value="1" calcext:value-type="float">
            <text:p>1.0E+00</text:p>
          </table:table-cell>
          <table:table-cell table:formula="of:=([.C$9]-LED_V_MIN+(LED_I_MIN*LED_V_DELTA)/LED_I_DELTA)/([.$B17]+(LED_V_DELTA/LED_I_DELTA))" office:value-type="float" office:value="1.07692307692308" calcext:value-type="float">
            <text:p>1.08</text:p>
          </table:table-cell>
          <table:table-cell table:formula="of:=([.D$9]-LED_V_MIN+(LED_I_MIN*LED_V_DELTA)/LED_I_DELTA)/([.$B17]+(LED_V_DELTA/LED_I_DELTA))" office:value-type="float" office:value="1.00769230769231" calcext:value-type="float">
            <text:p>1.01</text:p>
          </table:table-cell>
          <table:table-cell table:formula="of:=([.E$9]-LED_V_MIN+(LED_I_MIN*LED_V_DELTA)/LED_I_DELTA)/([.$B17]+(LED_V_DELTA/LED_I_DELTA))" office:value-type="float" office:value="0.938461538461538" calcext:value-type="float">
            <text:p>0.94</text:p>
          </table:table-cell>
          <table:table-cell table:formula="of:=([.F$9]-LED_V_MIN+(LED_I_MIN*LED_V_DELTA)/LED_I_DELTA)/([.$B17]+(LED_V_DELTA/LED_I_DELTA))" office:value-type="float" office:value="0.869230769230769" calcext:value-type="float">
            <text:p>0.87</text:p>
          </table:table-cell>
          <table:table-cell table:formula="of:=([.G$9]-LED_V_MIN+(LED_I_MIN*LED_V_DELTA)/LED_I_DELTA)/([.$B17]+(LED_V_DELTA/LED_I_DELTA))" office:value-type="float" office:value="0.8" calcext:value-type="float">
            <text:p>0.80</text:p>
          </table:table-cell>
          <table:table-cell table:formula="of:=([.H$9]-LED_V_MIN+(LED_I_MIN*LED_V_DELTA)/LED_I_DELTA)/([.$B17]+(LED_V_DELTA/LED_I_DELTA))" office:value-type="float" office:value="0.730769230769231" calcext:value-type="float">
            <text:p>0.73</text:p>
          </table:table-cell>
          <table:table-cell table:formula="of:=([.I$9]-LED_V_MIN+(LED_I_MIN*LED_V_DELTA)/LED_I_DELTA)/([.$B17]+(LED_V_DELTA/LED_I_DELTA))" office:value-type="float" office:value="0.661538461538454" calcext:value-type="float">
            <text:p>0.66</text:p>
          </table:table-cell>
          <table:table-cell table:formula="of:=([.J$9]-LED_V_MIN+(LED_I_MIN*LED_V_DELTA)/LED_I_DELTA)/([.$B17]+(LED_V_DELTA/LED_I_DELTA))" office:value-type="float" office:value="0.592307692307685" calcext:value-type="float">
            <text:p>0.59</text:p>
          </table:table-cell>
          <table:table-cell table:formula="of:=([.K$9]-LED_V_MIN+(LED_I_MIN*LED_V_DELTA)/LED_I_DELTA)/([.$B17]+(LED_V_DELTA/LED_I_DELTA))" office:value-type="float" office:value="0.523076923076916" calcext:value-type="float">
            <text:p>0.52</text:p>
          </table:table-cell>
          <table:table-cell table:formula="of:=([.L$9]-LED_V_MIN+(LED_I_MIN*LED_V_DELTA)/LED_I_DELTA)/([.$B17]+(LED_V_DELTA/LED_I_DELTA))" office:value-type="float" office:value="0.453846153846147" calcext:value-type="float">
            <text:p>0.45</text:p>
          </table:table-cell>
          <table:table-cell table:formula="of:=([.M$9]-LED_V_MIN+(LED_I_MIN*LED_V_DELTA)/LED_I_DELTA)/([.$B17]+(LED_V_DELTA/LED_I_DELTA))" office:value-type="float" office:value="0.384615384615378" calcext:value-type="float">
            <text:p>0.38</text:p>
          </table:table-cell>
          <table:table-cell table:formula="of:=([.N$9]-LED_V_MIN+(LED_I_MIN*LED_V_DELTA)/LED_I_DELTA)/([.$B17]+(LED_V_DELTA/LED_I_DELTA))" office:value-type="float" office:value="0.315384615384608" calcext:value-type="float">
            <text:p>0.32</text:p>
          </table:table-cell>
        </table:table-row>
        <table:table-row table:style-name="ro1">
          <table:table-cell/>
          <table:table-cell office:value-type="float" office:value="1.5" calcext:value-type="float">
            <text:p>1.5E+00</text:p>
          </table:table-cell>
          <table:table-cell table:formula="of:=([.C$9]-LED_V_MIN+(LED_I_MIN*LED_V_DELTA)/LED_I_DELTA)/([.$B18]+(LED_V_DELTA/LED_I_DELTA))" office:value-type="float" office:value="0.8" calcext:value-type="float">
            <text:p>0.80</text:p>
          </table:table-cell>
          <table:table-cell table:formula="of:=([.D$9]-LED_V_MIN+(LED_I_MIN*LED_V_DELTA)/LED_I_DELTA)/([.$B18]+(LED_V_DELTA/LED_I_DELTA))" office:value-type="float" office:value="0.748571428571428" calcext:value-type="float">
            <text:p>0.75</text:p>
          </table:table-cell>
          <table:table-cell table:formula="of:=([.E$9]-LED_V_MIN+(LED_I_MIN*LED_V_DELTA)/LED_I_DELTA)/([.$B18]+(LED_V_DELTA/LED_I_DELTA))" office:value-type="float" office:value="0.697142857142857" calcext:value-type="float">
            <text:p>0.70</text:p>
          </table:table-cell>
          <table:table-cell table:formula="of:=([.F$9]-LED_V_MIN+(LED_I_MIN*LED_V_DELTA)/LED_I_DELTA)/([.$B18]+(LED_V_DELTA/LED_I_DELTA))" office:value-type="float" office:value="0.645714285714286" calcext:value-type="float">
            <text:p>0.65</text:p>
          </table:table-cell>
          <table:table-cell table:formula="of:=([.G$9]-LED_V_MIN+(LED_I_MIN*LED_V_DELTA)/LED_I_DELTA)/([.$B18]+(LED_V_DELTA/LED_I_DELTA))" office:value-type="float" office:value="0.594285714285714" calcext:value-type="float">
            <text:p>0.59</text:p>
          </table:table-cell>
          <table:table-cell table:formula="of:=([.H$9]-LED_V_MIN+(LED_I_MIN*LED_V_DELTA)/LED_I_DELTA)/([.$B18]+(LED_V_DELTA/LED_I_DELTA))" office:value-type="float" office:value="0.542857142857143" calcext:value-type="float">
            <text:p>0.54</text:p>
          </table:table-cell>
          <table:table-cell table:formula="of:=([.I$9]-LED_V_MIN+(LED_I_MIN*LED_V_DELTA)/LED_I_DELTA)/([.$B18]+(LED_V_DELTA/LED_I_DELTA))" office:value-type="float" office:value="0.491428571428566" calcext:value-type="float">
            <text:p>0.49</text:p>
          </table:table-cell>
          <table:table-cell table:formula="of:=([.J$9]-LED_V_MIN+(LED_I_MIN*LED_V_DELTA)/LED_I_DELTA)/([.$B18]+(LED_V_DELTA/LED_I_DELTA))" office:value-type="float" office:value="0.439999999999995" calcext:value-type="float">
            <text:p>0.44</text:p>
          </table:table-cell>
          <table:table-cell table:formula="of:=([.K$9]-LED_V_MIN+(LED_I_MIN*LED_V_DELTA)/LED_I_DELTA)/([.$B18]+(LED_V_DELTA/LED_I_DELTA))" office:value-type="float" office:value="0.388571428571423" calcext:value-type="float">
            <text:p>0.39</text:p>
          </table:table-cell>
          <table:table-cell table:formula="of:=([.L$9]-LED_V_MIN+(LED_I_MIN*LED_V_DELTA)/LED_I_DELTA)/([.$B18]+(LED_V_DELTA/LED_I_DELTA))" office:value-type="float" office:value="0.337142857142852" calcext:value-type="float">
            <text:p>0.34</text:p>
          </table:table-cell>
          <table:table-cell table:formula="of:=([.M$9]-LED_V_MIN+(LED_I_MIN*LED_V_DELTA)/LED_I_DELTA)/([.$B18]+(LED_V_DELTA/LED_I_DELTA))" office:value-type="float" office:value="0.285714285714281" calcext:value-type="float">
            <text:p>0.29</text:p>
          </table:table-cell>
          <table:table-cell table:formula="of:=([.N$9]-LED_V_MIN+(LED_I_MIN*LED_V_DELTA)/LED_I_DELTA)/([.$B18]+(LED_V_DELTA/LED_I_DELTA))" office:value-type="float" office:value="0.234285714285709" calcext:value-type="float">
            <text:p>0.23</text:p>
          </table:table-cell>
        </table:table-row>
        <table:table-row table:style-name="ro1">
          <table:table-cell/>
          <table:table-cell office:value-type="float" office:value="2.2" calcext:value-type="float">
            <text:p>2.2E+00</text:p>
          </table:table-cell>
          <table:table-cell table:formula="of:=([.C$9]-LED_V_MIN+(LED_I_MIN*LED_V_DELTA)/LED_I_DELTA)/([.$B19]+(LED_V_DELTA/LED_I_DELTA))" office:value-type="float" office:value="0.588235294117647" calcext:value-type="float">
            <text:p>0.59</text:p>
          </table:table-cell>
          <table:table-cell table:formula="of:=([.D$9]-LED_V_MIN+(LED_I_MIN*LED_V_DELTA)/LED_I_DELTA)/([.$B19]+(LED_V_DELTA/LED_I_DELTA))" office:value-type="float" office:value="0.550420168067227" calcext:value-type="float">
            <text:p>0.55</text:p>
          </table:table-cell>
          <table:table-cell table:formula="of:=([.E$9]-LED_V_MIN+(LED_I_MIN*LED_V_DELTA)/LED_I_DELTA)/([.$B19]+(LED_V_DELTA/LED_I_DELTA))" office:value-type="float" office:value="0.512605042016807" calcext:value-type="float">
            <text:p>0.51</text:p>
          </table:table-cell>
          <table:table-cell table:formula="of:=([.F$9]-LED_V_MIN+(LED_I_MIN*LED_V_DELTA)/LED_I_DELTA)/([.$B19]+(LED_V_DELTA/LED_I_DELTA))" office:value-type="float" office:value="0.474789915966386" calcext:value-type="float">
            <text:p>0.47</text:p>
          </table:table-cell>
          <table:table-cell table:formula="of:=([.G$9]-LED_V_MIN+(LED_I_MIN*LED_V_DELTA)/LED_I_DELTA)/([.$B19]+(LED_V_DELTA/LED_I_DELTA))" office:value-type="float" office:value="0.436974789915966" calcext:value-type="float">
            <text:p>0.44</text:p>
          </table:table-cell>
          <table:table-cell table:formula="of:=([.H$9]-LED_V_MIN+(LED_I_MIN*LED_V_DELTA)/LED_I_DELTA)/([.$B19]+(LED_V_DELTA/LED_I_DELTA))" office:value-type="float" office:value="0.399159663865546" calcext:value-type="float">
            <text:p>0.40</text:p>
          </table:table-cell>
          <table:table-cell table:formula="of:=([.I$9]-LED_V_MIN+(LED_I_MIN*LED_V_DELTA)/LED_I_DELTA)/([.$B19]+(LED_V_DELTA/LED_I_DELTA))" office:value-type="float" office:value="0.361344537815122" calcext:value-type="float">
            <text:p>0.36</text:p>
          </table:table-cell>
          <table:table-cell table:formula="of:=([.J$9]-LED_V_MIN+(LED_I_MIN*LED_V_DELTA)/LED_I_DELTA)/([.$B19]+(LED_V_DELTA/LED_I_DELTA))" office:value-type="float" office:value="0.323529411764702" calcext:value-type="float">
            <text:p>0.32</text:p>
          </table:table-cell>
          <table:table-cell table:formula="of:=([.K$9]-LED_V_MIN+(LED_I_MIN*LED_V_DELTA)/LED_I_DELTA)/([.$B19]+(LED_V_DELTA/LED_I_DELTA))" office:value-type="float" office:value="0.285714285714282" calcext:value-type="float">
            <text:p>0.29</text:p>
          </table:table-cell>
          <table:table-cell table:formula="of:=([.L$9]-LED_V_MIN+(LED_I_MIN*LED_V_DELTA)/LED_I_DELTA)/([.$B19]+(LED_V_DELTA/LED_I_DELTA))" office:value-type="float" office:value="0.247899159663862" calcext:value-type="float">
            <text:p>0.25</text:p>
          </table:table-cell>
          <table:table-cell table:formula="of:=([.M$9]-LED_V_MIN+(LED_I_MIN*LED_V_DELTA)/LED_I_DELTA)/([.$B19]+(LED_V_DELTA/LED_I_DELTA))" office:value-type="float" office:value="0.210084033613442" calcext:value-type="float">
            <text:p>0.21</text:p>
          </table:table-cell>
          <table:table-cell table:formula="of:=([.N$9]-LED_V_MIN+(LED_I_MIN*LED_V_DELTA)/LED_I_DELTA)/([.$B19]+(LED_V_DELTA/LED_I_DELTA))" office:value-type="float" office:value="0.172268907563021" calcext:value-type="float">
            <text:p>0.17</text:p>
          </table:table-cell>
        </table:table-row>
        <table:table-row table:style-name="ro1">
          <table:table-cell/>
          <table:table-cell office:value-type="float" office:value="3.3" calcext:value-type="float">
            <text:p>3.3E+00</text:p>
          </table:table-cell>
          <table:table-cell table:formula="of:=([.C$9]-LED_V_MIN+(LED_I_MIN*LED_V_DELTA)/LED_I_DELTA)/([.$B20]+(LED_V_DELTA/LED_I_DELTA))" office:value-type="float" office:value="0.415430267062315" calcext:value-type="float">
            <text:p>0.42</text:p>
          </table:table-cell>
          <table:table-cell table:formula="of:=([.D$9]-LED_V_MIN+(LED_I_MIN*LED_V_DELTA)/LED_I_DELTA)/([.$B20]+(LED_V_DELTA/LED_I_DELTA))" office:value-type="float" office:value="0.388724035608309" calcext:value-type="float">
            <text:p>0.39</text:p>
          </table:table-cell>
          <table:table-cell table:formula="of:=([.E$9]-LED_V_MIN+(LED_I_MIN*LED_V_DELTA)/LED_I_DELTA)/([.$B20]+(LED_V_DELTA/LED_I_DELTA))" office:value-type="float" office:value="0.362017804154303" calcext:value-type="float">
            <text:p>0.36</text:p>
          </table:table-cell>
          <table:table-cell table:formula="of:=([.F$9]-LED_V_MIN+(LED_I_MIN*LED_V_DELTA)/LED_I_DELTA)/([.$B20]+(LED_V_DELTA/LED_I_DELTA))" office:value-type="float" office:value="0.335311572700297" calcext:value-type="float">
            <text:p>0.34</text:p>
          </table:table-cell>
          <table:table-cell table:formula="of:=([.G$9]-LED_V_MIN+(LED_I_MIN*LED_V_DELTA)/LED_I_DELTA)/([.$B20]+(LED_V_DELTA/LED_I_DELTA))" office:value-type="float" office:value="0.308605341246291" calcext:value-type="float">
            <text:p>0.31</text:p>
          </table:table-cell>
          <table:table-cell table:formula="of:=([.H$9]-LED_V_MIN+(LED_I_MIN*LED_V_DELTA)/LED_I_DELTA)/([.$B20]+(LED_V_DELTA/LED_I_DELTA))" office:value-type="float" office:value="0.281899109792285" calcext:value-type="float">
            <text:p>0.28</text:p>
          </table:table-cell>
          <table:table-cell table:formula="of:=([.I$9]-LED_V_MIN+(LED_I_MIN*LED_V_DELTA)/LED_I_DELTA)/([.$B20]+(LED_V_DELTA/LED_I_DELTA))" office:value-type="float" office:value="0.255192878338276" calcext:value-type="float">
            <text:p>0.26</text:p>
          </table:table-cell>
          <table:table-cell table:formula="of:=([.J$9]-LED_V_MIN+(LED_I_MIN*LED_V_DELTA)/LED_I_DELTA)/([.$B20]+(LED_V_DELTA/LED_I_DELTA))" office:value-type="float" office:value="0.22848664688427" calcext:value-type="float">
            <text:p>0.23</text:p>
          </table:table-cell>
          <table:table-cell table:formula="of:=([.K$9]-LED_V_MIN+(LED_I_MIN*LED_V_DELTA)/LED_I_DELTA)/([.$B20]+(LED_V_DELTA/LED_I_DELTA))" office:value-type="float" office:value="0.201780415430264" calcext:value-type="float">
            <text:p>0.20</text:p>
          </table:table-cell>
          <table:table-cell table:formula="of:=([.L$9]-LED_V_MIN+(LED_I_MIN*LED_V_DELTA)/LED_I_DELTA)/([.$B20]+(LED_V_DELTA/LED_I_DELTA))" office:value-type="float" office:value="0.175074183976258" calcext:value-type="float">
            <text:p>0.18</text:p>
          </table:table-cell>
          <table:table-cell table:formula="of:=([.M$9]-LED_V_MIN+(LED_I_MIN*LED_V_DELTA)/LED_I_DELTA)/([.$B20]+(LED_V_DELTA/LED_I_DELTA))" office:value-type="float" office:value="0.148367952522252" calcext:value-type="float">
            <text:p>0.15</text:p>
          </table:table-cell>
          <table:table-cell table:formula="of:=([.N$9]-LED_V_MIN+(LED_I_MIN*LED_V_DELTA)/LED_I_DELTA)/([.$B20]+(LED_V_DELTA/LED_I_DELTA))" office:value-type="float" office:value="0.121661721068247" calcext:value-type="float">
            <text:p>0.12</text:p>
          </table:table-cell>
        </table:table-row>
        <table:table-row table:style-name="ro1">
          <table:table-cell/>
          <table:table-cell office:value-type="float" office:value="4.7" calcext:value-type="float">
            <text:p>4.7E+00</text:p>
          </table:table-cell>
          <table:table-cell table:formula="of:=([.C$9]-LED_V_MIN+(LED_I_MIN*LED_V_DELTA)/LED_I_DELTA)/([.$B21]+(LED_V_DELTA/LED_I_DELTA))" office:value-type="float" office:value="0.302375809935205" calcext:value-type="float">
            <text:p>0.30</text:p>
          </table:table-cell>
          <table:table-cell table:formula="of:=([.D$9]-LED_V_MIN+(LED_I_MIN*LED_V_DELTA)/LED_I_DELTA)/([.$B21]+(LED_V_DELTA/LED_I_DELTA))" office:value-type="float" office:value="0.282937365010799" calcext:value-type="float">
            <text:p>0.28</text:p>
          </table:table-cell>
          <table:table-cell table:formula="of:=([.E$9]-LED_V_MIN+(LED_I_MIN*LED_V_DELTA)/LED_I_DELTA)/([.$B21]+(LED_V_DELTA/LED_I_DELTA))" office:value-type="float" office:value="0.263498920086393" calcext:value-type="float">
            <text:p>0.26</text:p>
          </table:table-cell>
          <table:table-cell table:formula="of:=([.F$9]-LED_V_MIN+(LED_I_MIN*LED_V_DELTA)/LED_I_DELTA)/([.$B21]+(LED_V_DELTA/LED_I_DELTA))" office:value-type="float" office:value="0.244060475161987" calcext:value-type="float">
            <text:p>0.24</text:p>
          </table:table-cell>
          <table:table-cell table:formula="of:=([.G$9]-LED_V_MIN+(LED_I_MIN*LED_V_DELTA)/LED_I_DELTA)/([.$B21]+(LED_V_DELTA/LED_I_DELTA))" office:value-type="float" office:value="0.224622030237581" calcext:value-type="float">
            <text:p>0.22</text:p>
          </table:table-cell>
          <table:table-cell table:formula="of:=([.H$9]-LED_V_MIN+(LED_I_MIN*LED_V_DELTA)/LED_I_DELTA)/([.$B21]+(LED_V_DELTA/LED_I_DELTA))" office:value-type="float" office:value="0.205183585313175" calcext:value-type="float">
            <text:p>0.21</text:p>
          </table:table-cell>
          <table:table-cell table:formula="of:=([.I$9]-LED_V_MIN+(LED_I_MIN*LED_V_DELTA)/LED_I_DELTA)/([.$B21]+(LED_V_DELTA/LED_I_DELTA))" office:value-type="float" office:value="0.185745140388767" calcext:value-type="float">
            <text:p>0.19</text:p>
          </table:table-cell>
          <table:table-cell table:formula="of:=([.J$9]-LED_V_MIN+(LED_I_MIN*LED_V_DELTA)/LED_I_DELTA)/([.$B21]+(LED_V_DELTA/LED_I_DELTA))" office:value-type="float" office:value="0.166306695464361" calcext:value-type="float">
            <text:p>0.17</text:p>
          </table:table-cell>
          <table:table-cell table:formula="of:=([.K$9]-LED_V_MIN+(LED_I_MIN*LED_V_DELTA)/LED_I_DELTA)/([.$B21]+(LED_V_DELTA/LED_I_DELTA))" office:value-type="float" office:value="0.146868250539955" calcext:value-type="float">
            <text:p>0.15</text:p>
          </table:table-cell>
          <table:table-cell table:formula="of:=([.L$9]-LED_V_MIN+(LED_I_MIN*LED_V_DELTA)/LED_I_DELTA)/([.$B21]+(LED_V_DELTA/LED_I_DELTA))" office:value-type="float" office:value="0.127429805615549" calcext:value-type="float">
            <text:p>0.13</text:p>
          </table:table-cell>
          <table:table-cell table:formula="of:=([.M$9]-LED_V_MIN+(LED_I_MIN*LED_V_DELTA)/LED_I_DELTA)/([.$B21]+(LED_V_DELTA/LED_I_DELTA))" office:value-type="float" office:value="0.107991360691143" calcext:value-type="float">
            <text:p>0.11</text:p>
          </table:table-cell>
          <table:table-cell table:formula="of:=([.N$9]-LED_V_MIN+(LED_I_MIN*LED_V_DELTA)/LED_I_DELTA)/([.$B21]+(LED_V_DELTA/LED_I_DELTA))" office:value-type="float" office:value="0.0885529157667367" calcext:value-type="float">
            <text:p>0.09</text:p>
          </table:table-cell>
        </table:table-row>
        <table:table-row table:style-name="ro1">
          <table:table-cell/>
          <table:table-cell office:value-type="float" office:value="6.8" calcext:value-type="float">
            <text:p>6.8E+00</text:p>
          </table:table-cell>
          <table:table-cell table:formula="of:=([.C$9]-LED_V_MIN+(LED_I_MIN*LED_V_DELTA)/LED_I_DELTA)/([.$B22]+(LED_V_DELTA/LED_I_DELTA))" office:value-type="float" office:value="0.214723926380368" calcext:value-type="float">
            <text:p>0.21</text:p>
          </table:table-cell>
          <table:table-cell table:formula="of:=([.D$9]-LED_V_MIN+(LED_I_MIN*LED_V_DELTA)/LED_I_DELTA)/([.$B22]+(LED_V_DELTA/LED_I_DELTA))" office:value-type="float" office:value="0.200920245398773" calcext:value-type="float">
            <text:p>0.20</text:p>
          </table:table-cell>
          <table:table-cell table:formula="of:=([.E$9]-LED_V_MIN+(LED_I_MIN*LED_V_DELTA)/LED_I_DELTA)/([.$B22]+(LED_V_DELTA/LED_I_DELTA))" office:value-type="float" office:value="0.187116564417178" calcext:value-type="float">
            <text:p>0.19</text:p>
          </table:table-cell>
          <table:table-cell table:formula="of:=([.F$9]-LED_V_MIN+(LED_I_MIN*LED_V_DELTA)/LED_I_DELTA)/([.$B22]+(LED_V_DELTA/LED_I_DELTA))" office:value-type="float" office:value="0.173312883435583" calcext:value-type="float">
            <text:p>0.17</text:p>
          </table:table-cell>
          <table:table-cell table:formula="of:=([.G$9]-LED_V_MIN+(LED_I_MIN*LED_V_DELTA)/LED_I_DELTA)/([.$B22]+(LED_V_DELTA/LED_I_DELTA))" office:value-type="float" office:value="0.159509202453988" calcext:value-type="float">
            <text:p>0.16</text:p>
          </table:table-cell>
          <table:table-cell table:formula="of:=([.H$9]-LED_V_MIN+(LED_I_MIN*LED_V_DELTA)/LED_I_DELTA)/([.$B22]+(LED_V_DELTA/LED_I_DELTA))" office:value-type="float" office:value="0.145705521472393" calcext:value-type="float">
            <text:p>0.15</text:p>
          </table:table-cell>
          <table:table-cell table:formula="of:=([.I$9]-LED_V_MIN+(LED_I_MIN*LED_V_DELTA)/LED_I_DELTA)/([.$B22]+(LED_V_DELTA/LED_I_DELTA))" office:value-type="float" office:value="0.131901840490796" calcext:value-type="float">
            <text:p>0.13</text:p>
          </table:table-cell>
          <table:table-cell table:formula="of:=([.J$9]-LED_V_MIN+(LED_I_MIN*LED_V_DELTA)/LED_I_DELTA)/([.$B22]+(LED_V_DELTA/LED_I_DELTA))" office:value-type="float" office:value="0.118098159509201" calcext:value-type="float">
            <text:p>0.12</text:p>
          </table:table-cell>
          <table:table-cell table:formula="of:=([.K$9]-LED_V_MIN+(LED_I_MIN*LED_V_DELTA)/LED_I_DELTA)/([.$B22]+(LED_V_DELTA/LED_I_DELTA))" office:value-type="float" office:value="0.104294478527606" calcext:value-type="float">
            <text:p>0.10</text:p>
          </table:table-cell>
          <table:table-cell table:formula="of:=([.L$9]-LED_V_MIN+(LED_I_MIN*LED_V_DELTA)/LED_I_DELTA)/([.$B22]+(LED_V_DELTA/LED_I_DELTA))" office:value-type="float" office:value="0.0904907975460109" calcext:value-type="float">
            <text:p>0.09</text:p>
          </table:table-cell>
          <table:table-cell table:formula="of:=([.M$9]-LED_V_MIN+(LED_I_MIN*LED_V_DELTA)/LED_I_DELTA)/([.$B22]+(LED_V_DELTA/LED_I_DELTA))" office:value-type="float" office:value="0.0766871165644158" calcext:value-type="float">
            <text:p>0.08</text:p>
          </table:table-cell>
          <table:table-cell table:formula="of:=([.N$9]-LED_V_MIN+(LED_I_MIN*LED_V_DELTA)/LED_I_DELTA)/([.$B22]+(LED_V_DELTA/LED_I_DELTA))" office:value-type="float" office:value="0.0628834355828207" calcext:value-type="float">
            <text:p>0.06</text:p>
          </table:table-cell>
        </table:table-row>
        <table:table-row table:style-name="ro1">
          <table:table-cell/>
          <table:table-cell office:value-type="float" office:value="8.2" calcext:value-type="float">
            <text:p>8.2E+00</text:p>
          </table:table-cell>
          <table:table-cell table:formula="of:=([.C$9]-LED_V_MIN+(LED_I_MIN*LED_V_DELTA)/LED_I_DELTA)/([.$B23]+(LED_V_DELTA/LED_I_DELTA))" office:value-type="float" office:value="0.179948586118252" calcext:value-type="float">
            <text:p>0.18</text:p>
          </table:table-cell>
          <table:table-cell table:formula="of:=([.D$9]-LED_V_MIN+(LED_I_MIN*LED_V_DELTA)/LED_I_DELTA)/([.$B23]+(LED_V_DELTA/LED_I_DELTA))" office:value-type="float" office:value="0.168380462724936" calcext:value-type="float">
            <text:p>0.17</text:p>
          </table:table-cell>
          <table:table-cell table:formula="of:=([.E$9]-LED_V_MIN+(LED_I_MIN*LED_V_DELTA)/LED_I_DELTA)/([.$B23]+(LED_V_DELTA/LED_I_DELTA))" office:value-type="float" office:value="0.15681233933162" calcext:value-type="float">
            <text:p>0.16</text:p>
          </table:table-cell>
          <table:table-cell table:formula="of:=([.F$9]-LED_V_MIN+(LED_I_MIN*LED_V_DELTA)/LED_I_DELTA)/([.$B23]+(LED_V_DELTA/LED_I_DELTA))" office:value-type="float" office:value="0.145244215938303" calcext:value-type="float">
            <text:p>0.15</text:p>
          </table:table-cell>
          <table:table-cell table:formula="of:=([.G$9]-LED_V_MIN+(LED_I_MIN*LED_V_DELTA)/LED_I_DELTA)/([.$B23]+(LED_V_DELTA/LED_I_DELTA))" office:value-type="float" office:value="0.133676092544987" calcext:value-type="float">
            <text:p>0.13</text:p>
          </table:table-cell>
          <table:table-cell table:formula="of:=([.H$9]-LED_V_MIN+(LED_I_MIN*LED_V_DELTA)/LED_I_DELTA)/([.$B23]+(LED_V_DELTA/LED_I_DELTA))" office:value-type="float" office:value="0.122107969151671" calcext:value-type="float">
            <text:p>0.12</text:p>
          </table:table-cell>
          <table:table-cell table:formula="of:=([.I$9]-LED_V_MIN+(LED_I_MIN*LED_V_DELTA)/LED_I_DELTA)/([.$B23]+(LED_V_DELTA/LED_I_DELTA))" office:value-type="float" office:value="0.110539845758354" calcext:value-type="float">
            <text:p>0.11</text:p>
          </table:table-cell>
          <table:table-cell table:formula="of:=([.J$9]-LED_V_MIN+(LED_I_MIN*LED_V_DELTA)/LED_I_DELTA)/([.$B23]+(LED_V_DELTA/LED_I_DELTA))" office:value-type="float" office:value="0.0989717223650374" calcext:value-type="float">
            <text:p>0.10</text:p>
          </table:table-cell>
          <table:table-cell table:formula="of:=([.K$9]-LED_V_MIN+(LED_I_MIN*LED_V_DELTA)/LED_I_DELTA)/([.$B23]+(LED_V_DELTA/LED_I_DELTA))" office:value-type="float" office:value="0.0874035989717212" calcext:value-type="float">
            <text:p>0.09</text:p>
          </table:table-cell>
          <table:table-cell table:formula="of:=([.L$9]-LED_V_MIN+(LED_I_MIN*LED_V_DELTA)/LED_I_DELTA)/([.$B23]+(LED_V_DELTA/LED_I_DELTA))" office:value-type="float" office:value="0.075835475578405" calcext:value-type="float">
            <text:p>0.08</text:p>
          </table:table-cell>
          <table:table-cell table:formula="of:=([.M$9]-LED_V_MIN+(LED_I_MIN*LED_V_DELTA)/LED_I_DELTA)/([.$B23]+(LED_V_DELTA/LED_I_DELTA))" office:value-type="float" office:value="0.0642673521850888" calcext:value-type="float">
            <text:p>0.06</text:p>
          </table:table-cell>
          <table:table-cell table:formula="of:=([.N$9]-LED_V_MIN+(LED_I_MIN*LED_V_DELTA)/LED_I_DELTA)/([.$B23]+(LED_V_DELTA/LED_I_DELTA))" office:value-type="float" office:value="0.0526992287917726" calcext:value-type="float">
            <text:p>0.05</text:p>
          </table:table-cell>
        </table:table-row>
        <table:table-row table:style-name="ro1">
          <table:table-cell/>
          <table:table-cell office:value-type="float" office:value="10" calcext:value-type="float">
            <text:p>10.0E+00</text:p>
          </table:table-cell>
          <table:table-cell table:formula="of:=([.C$9]-LED_V_MIN+(LED_I_MIN*LED_V_DELTA)/LED_I_DELTA)/([.$B24]+(LED_V_DELTA/LED_I_DELTA))" office:value-type="float" office:value="0.148936170212766" calcext:value-type="float">
            <text:p>0.15</text:p>
          </table:table-cell>
          <table:table-cell table:formula="of:=([.D$9]-LED_V_MIN+(LED_I_MIN*LED_V_DELTA)/LED_I_DELTA)/([.$B24]+(LED_V_DELTA/LED_I_DELTA))" office:value-type="float" office:value="0.13936170212766" calcext:value-type="float">
            <text:p>0.14</text:p>
          </table:table-cell>
          <table:table-cell table:formula="of:=([.E$9]-LED_V_MIN+(LED_I_MIN*LED_V_DELTA)/LED_I_DELTA)/([.$B24]+(LED_V_DELTA/LED_I_DELTA))" office:value-type="float" office:value="0.129787234042553" calcext:value-type="float">
            <text:p>0.13</text:p>
          </table:table-cell>
          <table:table-cell table:formula="of:=([.F$9]-LED_V_MIN+(LED_I_MIN*LED_V_DELTA)/LED_I_DELTA)/([.$B24]+(LED_V_DELTA/LED_I_DELTA))" office:value-type="float" office:value="0.120212765957447" calcext:value-type="float">
            <text:p>0.12</text:p>
          </table:table-cell>
          <table:table-cell table:formula="of:=([.G$9]-LED_V_MIN+(LED_I_MIN*LED_V_DELTA)/LED_I_DELTA)/([.$B24]+(LED_V_DELTA/LED_I_DELTA))" office:value-type="float" office:value="0.11063829787234" calcext:value-type="float">
            <text:p>0.11</text:p>
          </table:table-cell>
          <table:table-cell table:formula="of:=([.H$9]-LED_V_MIN+(LED_I_MIN*LED_V_DELTA)/LED_I_DELTA)/([.$B24]+(LED_V_DELTA/LED_I_DELTA))" office:value-type="float" office:value="0.101063829787234" calcext:value-type="float">
            <text:p>0.10</text:p>
          </table:table-cell>
          <table:table-cell table:formula="of:=([.I$9]-LED_V_MIN+(LED_I_MIN*LED_V_DELTA)/LED_I_DELTA)/([.$B24]+(LED_V_DELTA/LED_I_DELTA))" office:value-type="float" office:value="0.0914893617021267" calcext:value-type="float">
            <text:p>0.09</text:p>
          </table:table-cell>
          <table:table-cell table:formula="of:=([.J$9]-LED_V_MIN+(LED_I_MIN*LED_V_DELTA)/LED_I_DELTA)/([.$B24]+(LED_V_DELTA/LED_I_DELTA))" office:value-type="float" office:value="0.0819148936170203" calcext:value-type="float">
            <text:p>0.08</text:p>
          </table:table-cell>
          <table:table-cell table:formula="of:=([.K$9]-LED_V_MIN+(LED_I_MIN*LED_V_DELTA)/LED_I_DELTA)/([.$B24]+(LED_V_DELTA/LED_I_DELTA))" office:value-type="float" office:value="0.0723404255319139" calcext:value-type="float">
            <text:p>0.07</text:p>
          </table:table-cell>
          <table:table-cell table:formula="of:=([.L$9]-LED_V_MIN+(LED_I_MIN*LED_V_DELTA)/LED_I_DELTA)/([.$B24]+(LED_V_DELTA/LED_I_DELTA))" office:value-type="float" office:value="0.0627659574468076" calcext:value-type="float">
            <text:p>0.06</text:p>
          </table:table-cell>
          <table:table-cell table:formula="of:=([.M$9]-LED_V_MIN+(LED_I_MIN*LED_V_DELTA)/LED_I_DELTA)/([.$B24]+(LED_V_DELTA/LED_I_DELTA))" office:value-type="float" office:value="0.0531914893617012" calcext:value-type="float">
            <text:p>0.05</text:p>
          </table:table-cell>
          <table:table-cell table:formula="of:=([.N$9]-LED_V_MIN+(LED_I_MIN*LED_V_DELTA)/LED_I_DELTA)/([.$B24]+(LED_V_DELTA/LED_I_DELTA))" office:value-type="float" office:value="0.0436170212765948" calcext:value-type="float">
            <text:p>0.04</text:p>
          </table:table-cell>
        </table:table-row>
        <table:table-row table:style-name="ro1">
          <table:table-cell/>
          <table:table-cell office:value-type="float" office:value="15" calcext:value-type="float">
            <text:p>15.0E+00</text:p>
          </table:table-cell>
          <table:table-cell table:formula="of:=([.C$9]-LED_V_MIN+(LED_I_MIN*LED_V_DELTA)/LED_I_DELTA)/([.$B25]+(LED_V_DELTA/LED_I_DELTA))" office:value-type="float" office:value="0.100719424460432" calcext:value-type="float">
            <text:p>0.10</text:p>
          </table:table-cell>
          <table:table-cell table:formula="of:=([.D$9]-LED_V_MIN+(LED_I_MIN*LED_V_DELTA)/LED_I_DELTA)/([.$B25]+(LED_V_DELTA/LED_I_DELTA))" office:value-type="float" office:value="0.0942446043165467" calcext:value-type="float">
            <text:p>0.09</text:p>
          </table:table-cell>
          <table:table-cell table:formula="of:=([.E$9]-LED_V_MIN+(LED_I_MIN*LED_V_DELTA)/LED_I_DELTA)/([.$B25]+(LED_V_DELTA/LED_I_DELTA))" office:value-type="float" office:value="0.0877697841726619" calcext:value-type="float">
            <text:p>0.09</text:p>
          </table:table-cell>
          <table:table-cell table:formula="of:=([.F$9]-LED_V_MIN+(LED_I_MIN*LED_V_DELTA)/LED_I_DELTA)/([.$B25]+(LED_V_DELTA/LED_I_DELTA))" office:value-type="float" office:value="0.081294964028777" calcext:value-type="float">
            <text:p>0.08</text:p>
          </table:table-cell>
          <table:table-cell table:formula="of:=([.G$9]-LED_V_MIN+(LED_I_MIN*LED_V_DELTA)/LED_I_DELTA)/([.$B25]+(LED_V_DELTA/LED_I_DELTA))" office:value-type="float" office:value="0.0748201438848921" calcext:value-type="float">
            <text:p>0.07</text:p>
          </table:table-cell>
          <table:table-cell table:formula="of:=([.H$9]-LED_V_MIN+(LED_I_MIN*LED_V_DELTA)/LED_I_DELTA)/([.$B25]+(LED_V_DELTA/LED_I_DELTA))" office:value-type="float" office:value="0.0683453237410072" calcext:value-type="float">
            <text:p>0.07</text:p>
          </table:table-cell>
          <table:table-cell table:formula="of:=([.I$9]-LED_V_MIN+(LED_I_MIN*LED_V_DELTA)/LED_I_DELTA)/([.$B25]+(LED_V_DELTA/LED_I_DELTA))" office:value-type="float" office:value="0.0618705035971216" calcext:value-type="float">
            <text:p>0.06</text:p>
          </table:table-cell>
          <table:table-cell table:formula="of:=([.J$9]-LED_V_MIN+(LED_I_MIN*LED_V_DELTA)/LED_I_DELTA)/([.$B25]+(LED_V_DELTA/LED_I_DELTA))" office:value-type="float" office:value="0.0553956834532367" calcext:value-type="float">
            <text:p>0.06</text:p>
          </table:table-cell>
          <table:table-cell table:formula="of:=([.K$9]-LED_V_MIN+(LED_I_MIN*LED_V_DELTA)/LED_I_DELTA)/([.$B25]+(LED_V_DELTA/LED_I_DELTA))" office:value-type="float" office:value="0.0489208633093519" calcext:value-type="float">
            <text:p>0.05</text:p>
          </table:table-cell>
          <table:table-cell table:formula="of:=([.L$9]-LED_V_MIN+(LED_I_MIN*LED_V_DELTA)/LED_I_DELTA)/([.$B25]+(LED_V_DELTA/LED_I_DELTA))" office:value-type="float" office:value="0.042446043165467" calcext:value-type="float">
            <text:p>0.04</text:p>
          </table:table-cell>
          <table:table-cell table:formula="of:=([.M$9]-LED_V_MIN+(LED_I_MIN*LED_V_DELTA)/LED_I_DELTA)/([.$B25]+(LED_V_DELTA/LED_I_DELTA))" office:value-type="float" office:value="0.0359712230215821" calcext:value-type="float">
            <text:p>0.04</text:p>
          </table:table-cell>
          <table:table-cell table:formula="of:=([.N$9]-LED_V_MIN+(LED_I_MIN*LED_V_DELTA)/LED_I_DELTA)/([.$B25]+(LED_V_DELTA/LED_I_DELTA))" office:value-type="float" office:value="0.0294964028776972" calcext:value-type="float">
            <text:p>0.03</text:p>
          </table:table-cell>
        </table:table-row>
        <table:table-row table:style-name="ro1">
          <table:table-cell/>
          <table:table-cell office:value-type="float" office:value="22" calcext:value-type="float">
            <text:p>22.0E+00</text:p>
          </table:table-cell>
          <table:table-cell table:formula="of:=([.C$9]-LED_V_MIN+(LED_I_MIN*LED_V_DELTA)/LED_I_DELTA)/([.$B26]+(LED_V_DELTA/LED_I_DELTA))" office:value-type="float" office:value="0.0693069306930693" calcext:value-type="float">
            <text:p>0.07</text:p>
          </table:table-cell>
          <table:table-cell table:formula="of:=([.D$9]-LED_V_MIN+(LED_I_MIN*LED_V_DELTA)/LED_I_DELTA)/([.$B26]+(LED_V_DELTA/LED_I_DELTA))" office:value-type="float" office:value="0.0648514851485148" calcext:value-type="float">
            <text:p>0.06</text:p>
          </table:table-cell>
          <table:table-cell table:formula="of:=([.E$9]-LED_V_MIN+(LED_I_MIN*LED_V_DELTA)/LED_I_DELTA)/([.$B26]+(LED_V_DELTA/LED_I_DELTA))" office:value-type="float" office:value="0.0603960396039604" calcext:value-type="float">
            <text:p>0.06</text:p>
          </table:table-cell>
          <table:table-cell table:formula="of:=([.F$9]-LED_V_MIN+(LED_I_MIN*LED_V_DELTA)/LED_I_DELTA)/([.$B26]+(LED_V_DELTA/LED_I_DELTA))" office:value-type="float" office:value="0.0559405940594059" calcext:value-type="float">
            <text:p>0.06</text:p>
          </table:table-cell>
          <table:table-cell table:formula="of:=([.G$9]-LED_V_MIN+(LED_I_MIN*LED_V_DELTA)/LED_I_DELTA)/([.$B26]+(LED_V_DELTA/LED_I_DELTA))" office:value-type="float" office:value="0.0514851485148515" calcext:value-type="float">
            <text:p>0.05</text:p>
          </table:table-cell>
          <table:table-cell table:formula="of:=([.H$9]-LED_V_MIN+(LED_I_MIN*LED_V_DELTA)/LED_I_DELTA)/([.$B26]+(LED_V_DELTA/LED_I_DELTA))" office:value-type="float" office:value="0.047029702970297" calcext:value-type="float">
            <text:p>0.05</text:p>
          </table:table-cell>
          <table:table-cell table:formula="of:=([.I$9]-LED_V_MIN+(LED_I_MIN*LED_V_DELTA)/LED_I_DELTA)/([.$B26]+(LED_V_DELTA/LED_I_DELTA))" office:value-type="float" office:value="0.0425742574257421" calcext:value-type="float">
            <text:p>0.04</text:p>
          </table:table-cell>
          <table:table-cell table:formula="of:=([.J$9]-LED_V_MIN+(LED_I_MIN*LED_V_DELTA)/LED_I_DELTA)/([.$B26]+(LED_V_DELTA/LED_I_DELTA))" office:value-type="float" office:value="0.0381188118811877" calcext:value-type="float">
            <text:p>0.04</text:p>
          </table:table-cell>
          <table:table-cell table:formula="of:=([.K$9]-LED_V_MIN+(LED_I_MIN*LED_V_DELTA)/LED_I_DELTA)/([.$B26]+(LED_V_DELTA/LED_I_DELTA))" office:value-type="float" office:value="0.0336633663366332" calcext:value-type="float">
            <text:p>0.03</text:p>
          </table:table-cell>
          <table:table-cell table:formula="of:=([.L$9]-LED_V_MIN+(LED_I_MIN*LED_V_DELTA)/LED_I_DELTA)/([.$B26]+(LED_V_DELTA/LED_I_DELTA))" office:value-type="float" office:value="0.0292079207920788" calcext:value-type="float">
            <text:p>0.03</text:p>
          </table:table-cell>
          <table:table-cell table:formula="of:=([.M$9]-LED_V_MIN+(LED_I_MIN*LED_V_DELTA)/LED_I_DELTA)/([.$B26]+(LED_V_DELTA/LED_I_DELTA))" office:value-type="float" office:value="0.0247524752475243" calcext:value-type="float">
            <text:p>0.02</text:p>
          </table:table-cell>
          <table:table-cell table:formula="of:=([.N$9]-LED_V_MIN+(LED_I_MIN*LED_V_DELTA)/LED_I_DELTA)/([.$B26]+(LED_V_DELTA/LED_I_DELTA))" office:value-type="float" office:value="0.0202970297029698" calcext:value-type="float">
            <text:p>0.02</text:p>
          </table:table-cell>
        </table:table-row>
        <table:table-row table:style-name="ro1">
          <table:table-cell/>
          <table:table-cell office:value-type="float" office:value="33" calcext:value-type="float">
            <text:p>33.0E+00</text:p>
          </table:table-cell>
          <table:table-cell table:formula="of:=([.C$9]-LED_V_MIN+(LED_I_MIN*LED_V_DELTA)/LED_I_DELTA)/([.$B27]+(LED_V_DELTA/LED_I_DELTA))" office:value-type="float" office:value="0.0465116279069768" calcext:value-type="float">
            <text:p>0.05</text:p>
          </table:table-cell>
          <table:table-cell table:formula="of:=([.D$9]-LED_V_MIN+(LED_I_MIN*LED_V_DELTA)/LED_I_DELTA)/([.$B27]+(LED_V_DELTA/LED_I_DELTA))" office:value-type="float" office:value="0.0435215946843854" calcext:value-type="float">
            <text:p>0.04</text:p>
          </table:table-cell>
          <table:table-cell table:formula="of:=([.E$9]-LED_V_MIN+(LED_I_MIN*LED_V_DELTA)/LED_I_DELTA)/([.$B27]+(LED_V_DELTA/LED_I_DELTA))" office:value-type="float" office:value="0.040531561461794" calcext:value-type="float">
            <text:p>0.04</text:p>
          </table:table-cell>
          <table:table-cell table:formula="of:=([.F$9]-LED_V_MIN+(LED_I_MIN*LED_V_DELTA)/LED_I_DELTA)/([.$B27]+(LED_V_DELTA/LED_I_DELTA))" office:value-type="float" office:value="0.0375415282392027" calcext:value-type="float">
            <text:p>0.04</text:p>
          </table:table-cell>
          <table:table-cell table:formula="of:=([.G$9]-LED_V_MIN+(LED_I_MIN*LED_V_DELTA)/LED_I_DELTA)/([.$B27]+(LED_V_DELTA/LED_I_DELTA))" office:value-type="float" office:value="0.0345514950166113" calcext:value-type="float">
            <text:p>0.03</text:p>
          </table:table-cell>
          <table:table-cell table:formula="of:=([.H$9]-LED_V_MIN+(LED_I_MIN*LED_V_DELTA)/LED_I_DELTA)/([.$B27]+(LED_V_DELTA/LED_I_DELTA))" office:value-type="float" office:value="0.0315614617940199" calcext:value-type="float">
            <text:p>0.03</text:p>
          </table:table-cell>
          <table:table-cell table:formula="of:=([.I$9]-LED_V_MIN+(LED_I_MIN*LED_V_DELTA)/LED_I_DELTA)/([.$B27]+(LED_V_DELTA/LED_I_DELTA))" office:value-type="float" office:value="0.0285714285714283" calcext:value-type="float">
            <text:p>0.03</text:p>
          </table:table-cell>
          <table:table-cell table:formula="of:=([.J$9]-LED_V_MIN+(LED_I_MIN*LED_V_DELTA)/LED_I_DELTA)/([.$B27]+(LED_V_DELTA/LED_I_DELTA))" office:value-type="float" office:value="0.0255813953488369" calcext:value-type="float">
            <text:p>0.03</text:p>
          </table:table-cell>
          <table:table-cell table:formula="of:=([.K$9]-LED_V_MIN+(LED_I_MIN*LED_V_DELTA)/LED_I_DELTA)/([.$B27]+(LED_V_DELTA/LED_I_DELTA))" office:value-type="float" office:value="0.0225913621262456" calcext:value-type="float">
            <text:p>0.02</text:p>
          </table:table-cell>
          <table:table-cell table:formula="of:=([.L$9]-LED_V_MIN+(LED_I_MIN*LED_V_DELTA)/LED_I_DELTA)/([.$B27]+(LED_V_DELTA/LED_I_DELTA))" office:value-type="float" office:value="0.0196013289036542" calcext:value-type="float">
            <text:p>0.02</text:p>
          </table:table-cell>
          <table:table-cell table:formula="of:=([.M$9]-LED_V_MIN+(LED_I_MIN*LED_V_DELTA)/LED_I_DELTA)/([.$B27]+(LED_V_DELTA/LED_I_DELTA))" office:value-type="float" office:value="0.0166112956810628" calcext:value-type="float">
            <text:p>0.02</text:p>
          </table:table-cell>
          <table:table-cell table:formula="of:=([.N$9]-LED_V_MIN+(LED_I_MIN*LED_V_DELTA)/LED_I_DELTA)/([.$B27]+(LED_V_DELTA/LED_I_DELTA))" office:value-type="float" office:value="0.0136212624584715" calcext:value-type="float">
            <text:p>0.01</text:p>
          </table:table-cell>
        </table:table-row>
        <table:table-row table:style-name="ro1">
          <table:table-cell/>
          <table:table-cell office:value-type="float" office:value="47" calcext:value-type="float">
            <text:p>47.0E+00</text:p>
          </table:table-cell>
          <table:table-cell table:formula="of:=([.C$9]-LED_V_MIN+(LED_I_MIN*LED_V_DELTA)/LED_I_DELTA)/([.$B28]+(LED_V_DELTA/LED_I_DELTA))" office:value-type="float" office:value="0.0327868852459016" calcext:value-type="float">
            <text:p>0.03</text:p>
          </table:table-cell>
          <table:table-cell table:formula="of:=([.D$9]-LED_V_MIN+(LED_I_MIN*LED_V_DELTA)/LED_I_DELTA)/([.$B28]+(LED_V_DELTA/LED_I_DELTA))" office:value-type="float" office:value="0.0306791569086651" calcext:value-type="float">
            <text:p>0.03</text:p>
          </table:table-cell>
          <table:table-cell table:formula="of:=([.E$9]-LED_V_MIN+(LED_I_MIN*LED_V_DELTA)/LED_I_DELTA)/([.$B28]+(LED_V_DELTA/LED_I_DELTA))" office:value-type="float" office:value="0.0285714285714286" calcext:value-type="float">
            <text:p>0.03</text:p>
          </table:table-cell>
          <table:table-cell table:formula="of:=([.F$9]-LED_V_MIN+(LED_I_MIN*LED_V_DELTA)/LED_I_DELTA)/([.$B28]+(LED_V_DELTA/LED_I_DELTA))" office:value-type="float" office:value="0.026463700234192" calcext:value-type="float">
            <text:p>0.03</text:p>
          </table:table-cell>
          <table:table-cell table:formula="of:=([.G$9]-LED_V_MIN+(LED_I_MIN*LED_V_DELTA)/LED_I_DELTA)/([.$B28]+(LED_V_DELTA/LED_I_DELTA))" office:value-type="float" office:value="0.0243559718969555" calcext:value-type="float">
            <text:p>0.02</text:p>
          </table:table-cell>
          <table:table-cell table:formula="of:=([.H$9]-LED_V_MIN+(LED_I_MIN*LED_V_DELTA)/LED_I_DELTA)/([.$B28]+(LED_V_DELTA/LED_I_DELTA))" office:value-type="float" office:value="0.022248243559719" calcext:value-type="float">
            <text:p>0.02</text:p>
          </table:table-cell>
          <table:table-cell table:formula="of:=([.I$9]-LED_V_MIN+(LED_I_MIN*LED_V_DELTA)/LED_I_DELTA)/([.$B28]+(LED_V_DELTA/LED_I_DELTA))" office:value-type="float" office:value="0.0201405152224822" calcext:value-type="float">
            <text:p>0.02</text:p>
          </table:table-cell>
          <table:table-cell table:formula="of:=([.J$9]-LED_V_MIN+(LED_I_MIN*LED_V_DELTA)/LED_I_DELTA)/([.$B28]+(LED_V_DELTA/LED_I_DELTA))" office:value-type="float" office:value="0.0180327868852457" calcext:value-type="float">
            <text:p>0.02</text:p>
          </table:table-cell>
          <table:table-cell table:formula="of:=([.K$9]-LED_V_MIN+(LED_I_MIN*LED_V_DELTA)/LED_I_DELTA)/([.$B28]+(LED_V_DELTA/LED_I_DELTA))" office:value-type="float" office:value="0.0159250585480092" calcext:value-type="float">
            <text:p>0.02</text:p>
          </table:table-cell>
          <table:table-cell table:formula="of:=([.L$9]-LED_V_MIN+(LED_I_MIN*LED_V_DELTA)/LED_I_DELTA)/([.$B28]+(LED_V_DELTA/LED_I_DELTA))" office:value-type="float" office:value="0.0138173302107726" calcext:value-type="float">
            <text:p>0.01</text:p>
          </table:table-cell>
          <table:table-cell table:formula="of:=([.M$9]-LED_V_MIN+(LED_I_MIN*LED_V_DELTA)/LED_I_DELTA)/([.$B28]+(LED_V_DELTA/LED_I_DELTA))" office:value-type="float" office:value="0.0117096018735361" calcext:value-type="float">
            <text:p>0.01</text:p>
          </table:table-cell>
          <table:table-cell table:formula="of:=([.N$9]-LED_V_MIN+(LED_I_MIN*LED_V_DELTA)/LED_I_DELTA)/([.$B28]+(LED_V_DELTA/LED_I_DELTA))" office:value-type="float" office:value="0.00960187353629955" calcext:value-type="float">
            <text:p>0.01</text:p>
          </table:table-cell>
        </table:table-row>
        <table:table-row table:style-name="ro1">
          <table:table-cell/>
          <table:table-cell office:value-type="float" office:value="68" calcext:value-type="float">
            <text:p>68.0E+00</text:p>
          </table:table-cell>
          <table:table-cell table:formula="of:=([.C$9]-LED_V_MIN+(LED_I_MIN*LED_V_DELTA)/LED_I_DELTA)/([.$B29]+(LED_V_DELTA/LED_I_DELTA))" office:value-type="float" office:value="0.0227272727272727" calcext:value-type="float">
            <text:p>0.02</text:p>
          </table:table-cell>
          <table:table-cell table:formula="of:=([.D$9]-LED_V_MIN+(LED_I_MIN*LED_V_DELTA)/LED_I_DELTA)/([.$B29]+(LED_V_DELTA/LED_I_DELTA))" office:value-type="float" office:value="0.0212662337662338" calcext:value-type="float">
            <text:p>0.02</text:p>
          </table:table-cell>
          <table:table-cell table:formula="of:=([.E$9]-LED_V_MIN+(LED_I_MIN*LED_V_DELTA)/LED_I_DELTA)/([.$B29]+(LED_V_DELTA/LED_I_DELTA))" office:value-type="float" office:value="0.0198051948051948" calcext:value-type="float">
            <text:p>0.02</text:p>
          </table:table-cell>
          <table:table-cell table:formula="of:=([.F$9]-LED_V_MIN+(LED_I_MIN*LED_V_DELTA)/LED_I_DELTA)/([.$B29]+(LED_V_DELTA/LED_I_DELTA))" office:value-type="float" office:value="0.0183441558441558" calcext:value-type="float">
            <text:p>0.02</text:p>
          </table:table-cell>
          <table:table-cell table:formula="of:=([.G$9]-LED_V_MIN+(LED_I_MIN*LED_V_DELTA)/LED_I_DELTA)/([.$B29]+(LED_V_DELTA/LED_I_DELTA))" office:value-type="float" office:value="0.0168831168831169" calcext:value-type="float">
            <text:p>0.02</text:p>
          </table:table-cell>
          <table:table-cell table:formula="of:=([.H$9]-LED_V_MIN+(LED_I_MIN*LED_V_DELTA)/LED_I_DELTA)/([.$B29]+(LED_V_DELTA/LED_I_DELTA))" office:value-type="float" office:value="0.0154220779220779" calcext:value-type="float">
            <text:p>0.02</text:p>
          </table:table-cell>
          <table:table-cell table:formula="of:=([.I$9]-LED_V_MIN+(LED_I_MIN*LED_V_DELTA)/LED_I_DELTA)/([.$B29]+(LED_V_DELTA/LED_I_DELTA))" office:value-type="float" office:value="0.0139610389610388" calcext:value-type="float">
            <text:p>0.01</text:p>
          </table:table-cell>
          <table:table-cell table:formula="of:=([.J$9]-LED_V_MIN+(LED_I_MIN*LED_V_DELTA)/LED_I_DELTA)/([.$B29]+(LED_V_DELTA/LED_I_DELTA))" office:value-type="float" office:value="0.0124999999999998" calcext:value-type="float">
            <text:p>0.01</text:p>
          </table:table-cell>
          <table:table-cell table:formula="of:=([.K$9]-LED_V_MIN+(LED_I_MIN*LED_V_DELTA)/LED_I_DELTA)/([.$B29]+(LED_V_DELTA/LED_I_DELTA))" office:value-type="float" office:value="0.0110389610389609" calcext:value-type="float">
            <text:p>0.01</text:p>
          </table:table-cell>
          <table:table-cell table:formula="of:=([.L$9]-LED_V_MIN+(LED_I_MIN*LED_V_DELTA)/LED_I_DELTA)/([.$B29]+(LED_V_DELTA/LED_I_DELTA))" office:value-type="float" office:value="0.00957792207792193" calcext:value-type="float">
            <text:p>0.01</text:p>
          </table:table-cell>
          <table:table-cell table:formula="of:=([.M$9]-LED_V_MIN+(LED_I_MIN*LED_V_DELTA)/LED_I_DELTA)/([.$B29]+(LED_V_DELTA/LED_I_DELTA))" office:value-type="float" office:value="0.00811688311688297" calcext:value-type="float">
            <text:p>0.01</text:p>
          </table:table-cell>
          <table:table-cell table:formula="of:=([.N$9]-LED_V_MIN+(LED_I_MIN*LED_V_DELTA)/LED_I_DELTA)/([.$B29]+(LED_V_DELTA/LED_I_DELTA))" office:value-type="float" office:value="0.00665584415584401" calcext:value-type="float">
            <text:p>0.01</text:p>
          </table:table-cell>
        </table:table-row>
        <table:table-row table:style-name="ro1">
          <table:table-cell/>
          <table:table-cell office:value-type="float" office:value="82" calcext:value-type="float">
            <text:p>82.0E+00</text:p>
          </table:table-cell>
          <table:table-cell table:formula="of:=([.C$9]-LED_V_MIN+(LED_I_MIN*LED_V_DELTA)/LED_I_DELTA)/([.$B30]+(LED_V_DELTA/LED_I_DELTA))" office:value-type="float" office:value="0.0188679245283019" calcext:value-type="float">
            <text:p>0.02</text:p>
          </table:table-cell>
          <table:table-cell table:formula="of:=([.D$9]-LED_V_MIN+(LED_I_MIN*LED_V_DELTA)/LED_I_DELTA)/([.$B30]+(LED_V_DELTA/LED_I_DELTA))" office:value-type="float" office:value="0.017654986522911" calcext:value-type="float">
            <text:p>0.02</text:p>
          </table:table-cell>
          <table:table-cell table:formula="of:=([.E$9]-LED_V_MIN+(LED_I_MIN*LED_V_DELTA)/LED_I_DELTA)/([.$B30]+(LED_V_DELTA/LED_I_DELTA))" office:value-type="float" office:value="0.0164420485175202" calcext:value-type="float">
            <text:p>0.02</text:p>
          </table:table-cell>
          <table:table-cell table:formula="of:=([.F$9]-LED_V_MIN+(LED_I_MIN*LED_V_DELTA)/LED_I_DELTA)/([.$B30]+(LED_V_DELTA/LED_I_DELTA))" office:value-type="float" office:value="0.0152291105121294" calcext:value-type="float">
            <text:p>0.02</text:p>
          </table:table-cell>
          <table:table-cell table:formula="of:=([.G$9]-LED_V_MIN+(LED_I_MIN*LED_V_DELTA)/LED_I_DELTA)/([.$B30]+(LED_V_DELTA/LED_I_DELTA))" office:value-type="float" office:value="0.0140161725067385" calcext:value-type="float">
            <text:p>0.01</text:p>
          </table:table-cell>
          <table:table-cell table:formula="of:=([.H$9]-LED_V_MIN+(LED_I_MIN*LED_V_DELTA)/LED_I_DELTA)/([.$B30]+(LED_V_DELTA/LED_I_DELTA))" office:value-type="float" office:value="0.0128032345013477" calcext:value-type="float">
            <text:p>0.01</text:p>
          </table:table-cell>
          <table:table-cell table:formula="of:=([.I$9]-LED_V_MIN+(LED_I_MIN*LED_V_DELTA)/LED_I_DELTA)/([.$B30]+(LED_V_DELTA/LED_I_DELTA))" office:value-type="float" office:value="0.0115902964959568" calcext:value-type="float">
            <text:p>0.01</text:p>
          </table:table-cell>
          <table:table-cell table:formula="of:=([.J$9]-LED_V_MIN+(LED_I_MIN*LED_V_DELTA)/LED_I_DELTA)/([.$B30]+(LED_V_DELTA/LED_I_DELTA))" office:value-type="float" office:value="0.0103773584905659" calcext:value-type="float">
            <text:p>0.01</text:p>
          </table:table-cell>
          <table:table-cell table:formula="of:=([.K$9]-LED_V_MIN+(LED_I_MIN*LED_V_DELTA)/LED_I_DELTA)/([.$B30]+(LED_V_DELTA/LED_I_DELTA))" office:value-type="float" office:value="0.00916442048517508" calcext:value-type="float">
            <text:p>0.01</text:p>
          </table:table-cell>
          <table:table-cell table:formula="of:=([.L$9]-LED_V_MIN+(LED_I_MIN*LED_V_DELTA)/LED_I_DELTA)/([.$B30]+(LED_V_DELTA/LED_I_DELTA))" office:value-type="float" office:value="0.00795148247978425" calcext:value-type="float">
            <text:p>0.01</text:p>
          </table:table-cell>
          <table:table-cell table:formula="of:=([.M$9]-LED_V_MIN+(LED_I_MIN*LED_V_DELTA)/LED_I_DELTA)/([.$B30]+(LED_V_DELTA/LED_I_DELTA))" office:value-type="float" office:value="0.00673854447439341" calcext:value-type="float">
            <text:p>0.01</text:p>
          </table:table-cell>
          <table:table-cell table:formula="of:=([.N$9]-LED_V_MIN+(LED_I_MIN*LED_V_DELTA)/LED_I_DELTA)/([.$B30]+(LED_V_DELTA/LED_I_DELTA))" office:value-type="float" office:value="0.00552560646900257" calcext:value-type="float">
            <text:p>0.01</text:p>
          </table:table-cell>
        </table:table-row>
        <table:table-row table:style-name="ro1">
          <table:table-cell/>
          <table:table-cell office:value-type="float" office:value="100" calcext:value-type="float">
            <text:p>100.0E+00</text:p>
          </table:table-cell>
          <table:table-cell table:formula="of:=([.C$9]-LED_V_MIN+(LED_I_MIN*LED_V_DELTA)/LED_I_DELTA)/([.$B31]+(LED_V_DELTA/LED_I_DELTA))" office:value-type="float" office:value="0.0154867256637168" calcext:value-type="float">
            <text:p>0.02</text:p>
          </table:table-cell>
          <table:table-cell table:formula="of:=([.D$9]-LED_V_MIN+(LED_I_MIN*LED_V_DELTA)/LED_I_DELTA)/([.$B31]+(LED_V_DELTA/LED_I_DELTA))" office:value-type="float" office:value="0.0144911504424779" calcext:value-type="float">
            <text:p>0.01</text:p>
          </table:table-cell>
          <table:table-cell table:formula="of:=([.E$9]-LED_V_MIN+(LED_I_MIN*LED_V_DELTA)/LED_I_DELTA)/([.$B31]+(LED_V_DELTA/LED_I_DELTA))" office:value-type="float" office:value="0.0134955752212389" calcext:value-type="float">
            <text:p>0.01</text:p>
          </table:table-cell>
          <table:table-cell table:formula="of:=([.F$9]-LED_V_MIN+(LED_I_MIN*LED_V_DELTA)/LED_I_DELTA)/([.$B31]+(LED_V_DELTA/LED_I_DELTA))" office:value-type="float" office:value="0.0125" calcext:value-type="float">
            <text:p>0.01</text:p>
          </table:table-cell>
          <table:table-cell table:formula="of:=([.G$9]-LED_V_MIN+(LED_I_MIN*LED_V_DELTA)/LED_I_DELTA)/([.$B31]+(LED_V_DELTA/LED_I_DELTA))" office:value-type="float" office:value="0.0115044247787611" calcext:value-type="float">
            <text:p>0.01</text:p>
          </table:table-cell>
          <table:table-cell table:formula="of:=([.H$9]-LED_V_MIN+(LED_I_MIN*LED_V_DELTA)/LED_I_DELTA)/([.$B31]+(LED_V_DELTA/LED_I_DELTA))" office:value-type="float" office:value="0.0105088495575221" calcext:value-type="float">
            <text:p>0.01</text:p>
          </table:table-cell>
          <table:table-cell table:formula="of:=([.I$9]-LED_V_MIN+(LED_I_MIN*LED_V_DELTA)/LED_I_DELTA)/([.$B31]+(LED_V_DELTA/LED_I_DELTA))" office:value-type="float" office:value="0.00951327433628308" calcext:value-type="float">
            <text:p>0.01</text:p>
          </table:table-cell>
          <table:table-cell table:formula="of:=([.J$9]-LED_V_MIN+(LED_I_MIN*LED_V_DELTA)/LED_I_DELTA)/([.$B31]+(LED_V_DELTA/LED_I_DELTA))" office:value-type="float" office:value="0.00851769911504414" calcext:value-type="float">
            <text:p>0.01</text:p>
          </table:table-cell>
          <table:table-cell table:formula="of:=([.K$9]-LED_V_MIN+(LED_I_MIN*LED_V_DELTA)/LED_I_DELTA)/([.$B31]+(LED_V_DELTA/LED_I_DELTA))" office:value-type="float" office:value="0.00752212389380521" calcext:value-type="float">
            <text:p>0.01</text:p>
          </table:table-cell>
          <table:table-cell table:formula="of:=([.L$9]-LED_V_MIN+(LED_I_MIN*LED_V_DELTA)/LED_I_DELTA)/([.$B31]+(LED_V_DELTA/LED_I_DELTA))" office:value-type="float" office:value="0.00652654867256627" calcext:value-type="float">
            <text:p>0.01</text:p>
          </table:table-cell>
          <table:table-cell table:formula="of:=([.M$9]-LED_V_MIN+(LED_I_MIN*LED_V_DELTA)/LED_I_DELTA)/([.$B31]+(LED_V_DELTA/LED_I_DELTA))" office:value-type="float" office:value="0.00553097345132733" calcext:value-type="float">
            <text:p>0.01</text:p>
          </table:table-cell>
          <table:table-cell table:formula="of:=([.N$9]-LED_V_MIN+(LED_I_MIN*LED_V_DELTA)/LED_I_DELTA)/([.$B31]+(LED_V_DELTA/LED_I_DELTA))" office:value-type="float" office:value="0.00453539823008839" calcext:value-type="float">
            <text:p>0.00</text:p>
          </table:table-cell>
        </table:table-row>
        <table:table-row table:style-name="ro1" table:number-rows-repeated="5">
          <table:table-cell/>
          <table:table-cell table:style-name="Default" table:number-columns-repeated="13"/>
        </table:table-row>
        <table:table-row table:style-name="ro1">
          <table:table-cell/>
          <table:table-cell table:style-name="Default"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 calcext:value-type="string">
            <text:p>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 calcext:value-type="string">
            <text:p>B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1"/>
        </table:table-row>
        <calcext:conditional-formats>
          <calcext:conditional-format calcext:target-range-address="Sheet1.C10:Sheet1.N31">
            <calcext:condition calcext:apply-style-name="Good" calcext:value="between(0.8,1.2)" calcext:base-cell-address="Sheet1.C10"/>
          </calcext:conditional-format>
        </calcext:conditional-formats>
      </table:table>
      <table:named-expressions/>
      <table:database-ranges>
        <table:database-range table:name="LED_I_DELTA" table:target-range-address="Sheet1.C4:Sheet1.C4"/>
        <table:database-range table:name="LED_I_MAX" table:target-range-address="Sheet1.C3:Sheet1.C3"/>
        <table:database-range table:name="LED_I_MIN" table:target-range-address="Sheet1.C2:Sheet1.C2" table:on-update-keep-styles="true" table:on-update-keep-size="false"/>
        <table:database-range table:name="LED_V_DELTA" table:target-range-address="Sheet1.D4:Sheet1.D4" table:contains-header="false"/>
        <table:database-range table:name="LED_V_MAX" table:target-range-address="Sheet1.D3:Sheet1.D3"/>
        <table:database-range table:name="LED_V_MIN" table:target-range-address="Sheet1.D2:Sheet1.D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6">
      <number:number number:decimal-places="17" number:min-decimal-places="17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21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2T12:48:58.278227423</meta:creation-date>
    <dc:date>2023-07-04T20:49:14.974506335</dc:date>
    <meta:editing-duration>PT19H2M36S</meta:editing-duration>
    <meta:editing-cycles>3</meta:editing-cycles>
    <meta:generator>LibreOffice/7.4.5.1$Linux_X86_64 LibreOffice_project/40$Build-1</meta:generator>
    <meta:document-statistic meta:table-count="1" meta:cell-count="320" meta:object-count="0"/>
  </office:meta>
</office:document-meta>
</file>